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k Mukta" svg:font-family="'Ek Mukta'"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Roboto" svg:font-family="Roboto" style:font-family-generic="system" style:font-pitch="variable"/>
  </office:font-face-decls>
  <office:automatic-styles>
    <style:style style:name="Table1" style:family="table">
      <style:table-properties style:width="1.9361in" fo:margin-left="-0.0778in" fo:break-before="page" table:align="left" fo:background-color="transparent">
        <style:background-image/>
      </style:table-properties>
    </style:style>
    <style:style style:name="Table1.A" style:family="table-column">
      <style:table-column-properties style:column-width="0.5625in"/>
    </style:style>
    <style:style style:name="Table1.B" style:family="table-column">
      <style:table-column-properties style:column-width="1.3736in"/>
    </style:style>
    <style:style style:name="Table1.1" style:family="table-row">
      <style:table-row-properties style:min-row-height="0.1403in" fo:keep-together="always" style:use-optimal-row-height="false"/>
    </style:style>
    <style:style style:name="Table1.A1" style:family="table-cell">
      <style:table-cell-properties fo:padding="0.0403in" fo:border="none" style:writing-mode="lr-tb"/>
    </style:style>
    <style:style style:name="Table1.2" style:family="table-row">
      <style:table-row-properties fo:keep-together="always" style:use-optimal-row-height="false"/>
    </style:style>
    <style:style style:name="Table1.3" style:family="table-row">
      <style:table-row-properties fo:keep-together="always" style:use-optimal-row-height="false"/>
    </style:style>
    <style:style style:name="Table1.4" style:family="table-row">
      <style:table-row-properties fo:keep-together="always" style:use-optimal-row-height="false"/>
    </style:style>
    <style:style style:name="Table1.5" style:family="table-row">
      <style:table-row-properties fo:keep-together="always" style:use-optimal-row-height="false"/>
    </style:style>
    <style:style style:name="Table1.6" style:family="table-row">
      <style:table-row-properties fo:keep-together="always" style:use-optimal-row-height="false"/>
    </style:style>
    <style:style style:name="Table1.7" style:family="table-row">
      <style:table-row-properties fo:keep-together="always" style:use-optimal-row-height="false"/>
    </style:style>
    <style:style style:name="Table1.8" style:family="table-row">
      <style:table-row-properties fo:keep-together="always" style:use-optimal-row-height="false"/>
    </style:style>
    <style:style style:name="Table1.9" style:family="table-row">
      <style:table-row-properties fo:keep-together="always" style:use-optimal-row-height="false"/>
    </style:style>
    <style:style style:name="Table1.10" style:family="table-row">
      <style:table-row-properties fo:keep-together="always" style:use-optimal-row-height="false"/>
    </style:style>
    <style:style style:name="Table1.11" style:family="table-row">
      <style:table-row-properties fo:keep-together="always" style:use-optimal-row-height="false"/>
    </style:style>
    <style:style style:name="Table1.12" style:family="table-row">
      <style:table-row-properties fo:keep-together="always" style:use-optimal-row-height="false"/>
    </style:style>
    <style:style style:name="Table1.13" style:family="table-row">
      <style:table-row-properties fo:keep-together="always" style:use-optimal-row-height="false"/>
    </style:style>
    <style:style style:name="Table1.14" style:family="table-row">
      <style:table-row-properties fo:keep-together="always" style:use-optimal-row-height="false"/>
    </style:style>
    <style:style style:name="Table1.15" style:family="table-row">
      <style:table-row-properties fo:keep-together="always" style:use-optimal-row-height="false"/>
    </style:style>
    <style:style style:name="Table1.16" style:family="table-row">
      <style:table-row-properties fo:keep-together="always" style:use-optimal-row-height="false"/>
    </style:style>
    <style:style style:name="Table1.17" style:family="table-row">
      <style:table-row-properties fo:keep-together="always" style:use-optimal-row-height="false"/>
    </style:style>
    <style:style style:name="Table1.18" style:family="table-row">
      <style:table-row-properties fo:keep-together="always" style:use-optimal-row-height="false"/>
    </style:style>
    <style:style style:name="Table1.19" style:family="table-row">
      <style:table-row-properties fo:keep-together="always" style:use-optimal-row-height="false"/>
    </style:style>
    <style:style style:name="Table1.20" style:family="table-row">
      <style:table-row-properties fo:keep-together="always" style:use-optimal-row-height="false"/>
    </style:style>
    <style:style style:name="Table1.21" style:family="table-row">
      <style:table-row-properties fo:keep-together="always" style:use-optimal-row-height="false"/>
    </style:style>
    <style:style style:name="Table1.22" style:family="table-row">
      <style:table-row-properties fo:keep-together="always" style:use-optimal-row-height="false"/>
    </style:style>
    <style:style style:name="Table1.23" style:family="table-row">
      <style:table-row-properties fo:keep-together="always" style:use-optimal-row-height="false"/>
    </style:style>
    <style:style style:name="Table1.24" style:family="table-row">
      <style:table-row-properties fo:keep-together="always" style:use-optimal-row-height="false"/>
    </style:style>
    <style:style style:name="Table1.25" style:family="table-row">
      <style:table-row-properties fo:keep-together="always" style:use-optimal-row-height="false"/>
    </style:style>
    <style:style style:name="Table1.26" style:family="table-row">
      <style:table-row-properties fo:keep-together="always" style:use-optimal-row-height="false"/>
    </style:style>
    <style:style style:name="Table1.27" style:family="table-row">
      <style:table-row-properties fo:keep-together="always" style:use-optimal-row-height="false"/>
    </style:style>
    <style:style style:name="Table1.28" style:family="table-row">
      <style:table-row-properties fo:keep-together="always" style:use-optimal-row-height="false"/>
    </style:style>
    <style:style style:name="Table1.29" style:family="table-row">
      <style:table-row-properties fo:keep-together="always" style:use-optimal-row-height="false"/>
    </style:style>
    <style:style style:name="Table1.30" style:family="table-row">
      <style:table-row-properties fo:keep-together="always" style:use-optimal-row-height="false"/>
    </style:style>
    <style:style style:name="Table1.31" style:family="table-row">
      <style:table-row-properties fo:keep-together="always" style:use-optimal-row-height="false"/>
    </style:style>
    <style:style style:name="Table1.32" style:family="table-row">
      <style:table-row-properties fo:keep-together="always" style:use-optimal-row-height="false"/>
    </style:style>
    <style:style style:name="Table1.33" style:family="table-row">
      <style:table-row-properties fo:keep-together="always" style:use-optimal-row-height="false"/>
    </style:style>
    <style:style style:name="Table1.34" style:family="table-row">
      <style:table-row-properties fo:keep-together="always" style:use-optimal-row-height="false"/>
    </style:style>
    <style:style style:name="Table1.35" style:family="table-row">
      <style:table-row-properties fo:keep-together="always" style:use-optimal-row-height="false"/>
    </style:style>
    <style:style style:name="Table1.36" style:family="table-row">
      <style:table-row-properties fo:keep-together="always" style:use-optimal-row-height="false"/>
    </style:style>
    <style:style style:name="Table1.37" style:family="table-row">
      <style:table-row-properties fo:keep-together="always" style:use-optimal-row-height="false"/>
    </style:style>
    <style:style style:name="Table1.38" style:family="table-row">
      <style:table-row-properties fo:keep-together="always" style:use-optimal-row-height="false"/>
    </style:style>
    <style:style style:name="Table1.39" style:family="table-row">
      <style:table-row-properties fo:keep-together="always" style:use-optimal-row-height="false"/>
    </style:style>
    <style:style style:name="Table1.40" style:family="table-row">
      <style:table-row-properties fo:keep-together="always" style:use-optimal-row-height="false"/>
    </style:style>
    <style:style style:name="Table1.41" style:family="table-row">
      <style:table-row-properties fo:keep-together="always" style:use-optimal-row-height="false"/>
    </style:style>
    <style:style style:name="Table1.42" style:family="table-row">
      <style:table-row-properties fo:keep-together="always" style:use-optimal-row-height="false"/>
    </style:style>
    <style:style style:name="Table1.43" style:family="table-row">
      <style:table-row-properties fo:keep-together="always" style:use-optimal-row-height="false"/>
    </style:style>
    <style:style style:name="Table1.44" style:family="table-row">
      <style:table-row-properties fo:keep-together="always" style:use-optimal-row-height="false"/>
    </style:style>
    <style:style style:name="Table1.45" style:family="table-row">
      <style:table-row-properties fo:keep-together="always" style:use-optimal-row-height="false"/>
    </style:style>
    <style:style style:name="Table1.46" style:family="table-row">
      <style:table-row-properties fo:keep-together="always" style:use-optimal-row-height="false"/>
    </style:style>
    <style:style style:name="Table1.47" style:family="table-row">
      <style:table-row-properties fo:keep-together="always" style:use-optimal-row-height="false"/>
    </style:style>
    <style:style style:name="Table1.48" style:family="table-row">
      <style:table-row-properties fo:keep-together="always" style:use-optimal-row-height="false"/>
    </style:style>
    <style:style style:name="Table1.49" style:family="table-row">
      <style:table-row-properties fo:keep-together="always" style:use-optimal-row-height="false"/>
    </style:style>
    <style:style style:name="Table1.50" style:family="table-row">
      <style:table-row-properties fo:keep-together="always" style:use-optimal-row-height="false"/>
    </style:style>
    <style:style style:name="Table1.51" style:family="table-row">
      <style:table-row-properties style:min-row-height="0.3382in" fo:keep-together="always" style:use-optimal-row-height="false"/>
    </style:style>
    <style:style style:name="Table1.52" style:family="table-row">
      <style:table-row-properties fo:keep-together="always" style:use-optimal-row-height="false"/>
    </style:style>
    <style:style style:name="Table1.53" style:family="table-row">
      <style:table-row-properties fo:keep-together="always" style:use-optimal-row-height="false"/>
    </style:style>
    <style:style style:name="Table1.54" style:family="table-row">
      <style:table-row-properties fo:keep-together="always" style:use-optimal-row-height="false"/>
    </style:style>
    <style:style style:name="Table1.55" style:family="table-row">
      <style:table-row-properties fo:keep-together="always" style:use-optimal-row-height="false"/>
    </style:style>
    <style:style style:name="Table1.56" style:family="table-row">
      <style:table-row-properties fo:keep-together="always" style:use-optimal-row-height="false"/>
    </style:style>
    <style:style style:name="Table1.57" style:family="table-row">
      <style:table-row-properties fo:keep-together="always" style:use-optimal-row-height="false"/>
    </style:style>
    <style:style style:name="Table1.58" style:family="table-row">
      <style:table-row-properties fo:keep-together="always" style:use-optimal-row-height="false"/>
    </style:style>
    <style:style style:name="Table1.59" style:family="table-row">
      <style:table-row-properties fo:keep-together="always" style:use-optimal-row-height="false"/>
    </style:style>
    <style:style style:name="Table1.60" style:family="table-row">
      <style:table-row-properties fo:keep-together="always" style:use-optimal-row-height="false"/>
    </style:style>
    <style:style style:name="Table1.61" style:family="table-row">
      <style:table-row-properties fo:keep-together="always" style:use-optimal-row-height="false"/>
    </style:style>
    <style:style style:name="Table1.62" style:family="table-row">
      <style:table-row-properties fo:keep-together="always" style:use-optimal-row-height="false"/>
    </style:style>
    <style:style style:name="Table1.63" style:family="table-row">
      <style:table-row-properties fo:keep-together="always" style:use-optimal-row-height="false"/>
    </style:style>
    <style:style style:name="Table1.64" style:family="table-row">
      <style:table-row-properties fo:keep-together="always" style:use-optimal-row-height="false"/>
    </style:style>
    <style:style style:name="Table1.65" style:family="table-row">
      <style:table-row-properties fo:keep-together="always" style:use-optimal-row-height="false"/>
    </style:style>
    <style:style style:name="Table1.66" style:family="table-row">
      <style:table-row-properties fo:keep-together="always" style:use-optimal-row-height="false"/>
    </style:style>
    <style:style style:name="Table1.67" style:family="table-row">
      <style:table-row-properties fo:keep-together="always" style:use-optimal-row-height="false"/>
    </style:style>
    <style:style style:name="Table1.68" style:family="table-row">
      <style:table-row-properties fo:keep-together="always" style:use-optimal-row-height="false"/>
    </style:style>
    <style:style style:name="Table1.69" style:family="table-row">
      <style:table-row-properties fo:keep-together="always" style:use-optimal-row-height="false"/>
    </style:style>
    <style:style style:name="Table1.70" style:family="table-row">
      <style:table-row-properties fo:keep-together="always" style:use-optimal-row-height="false"/>
    </style:style>
    <style:style style:name="Table1.71" style:family="table-row">
      <style:table-row-properties fo:keep-together="always" style:use-optimal-row-height="false"/>
    </style:style>
    <style:style style:name="Table1.72" style:family="table-row">
      <style:table-row-properties fo:keep-together="always" style:use-optimal-row-height="false"/>
    </style:style>
    <style:style style:name="Table1.73" style:family="table-row">
      <style:table-row-properties fo:keep-together="always" style:use-optimal-row-height="false"/>
    </style:style>
    <style:style style:name="Table1.74" style:family="table-row">
      <style:table-row-properties fo:keep-together="always" style:use-optimal-row-height="false"/>
    </style:style>
    <style:style style:name="Table1.75" style:family="table-row">
      <style:table-row-properties fo:keep-together="always" style:use-optimal-row-height="false"/>
    </style:style>
    <style:style style:name="Table1.76" style:family="table-row">
      <style:table-row-properties fo:keep-together="always" style:use-optimal-row-height="false"/>
    </style:style>
    <style:style style:name="Table1.77" style:family="table-row">
      <style:table-row-properties fo:keep-together="always" style:use-optimal-row-height="false"/>
    </style:style>
    <style:style style:name="Table1.78" style:family="table-row">
      <style:table-row-properties fo:keep-together="always" style:use-optimal-row-height="false"/>
    </style:style>
    <style:style style:name="Table1.79" style:family="table-row">
      <style:table-row-properties fo:keep-together="always" style:use-optimal-row-height="false"/>
    </style:style>
    <style:style style:name="Table1.80" style:family="table-row">
      <style:table-row-properties fo:keep-together="always" style:use-optimal-row-height="false"/>
    </style:style>
    <style:style style:name="Table1.81" style:family="table-row">
      <style:table-row-properties fo:keep-together="always" style:use-optimal-row-height="false"/>
    </style:style>
    <style:style style:name="Table1.82" style:family="table-row">
      <style:table-row-properties fo:keep-together="always" style:use-optimal-row-height="false"/>
    </style:style>
    <style:style style:name="Table1.83" style:family="table-row">
      <style:table-row-properties fo:keep-together="always" style:use-optimal-row-height="false"/>
    </style:style>
    <style:style style:name="Table1.84" style:family="table-row">
      <style:table-row-properties fo:keep-together="always" style:use-optimal-row-height="false"/>
    </style:style>
    <style:style style:name="Table1.85" style:family="table-row">
      <style:table-row-properties fo:keep-together="always" style:use-optimal-row-height="false"/>
    </style:style>
    <style:style style:name="Table1.86" style:family="table-row">
      <style:table-row-properties fo:keep-together="always" style:use-optimal-row-height="false"/>
    </style:style>
    <style:style style:name="Table1.87" style:family="table-row">
      <style:table-row-properties fo:keep-together="always" style:use-optimal-row-height="false"/>
    </style:style>
    <style:style style:name="Table1.88" style:family="table-row">
      <style:table-row-properties fo:keep-together="always" style:use-optimal-row-height="false"/>
    </style:style>
    <style:style style:name="Table1.89" style:family="table-row">
      <style:table-row-properties fo:keep-together="always" style:use-optimal-row-height="false"/>
    </style:style>
    <style:style style:name="Table1.90" style:family="table-row">
      <style:table-row-properties fo:keep-together="always" style:use-optimal-row-height="false"/>
    </style:style>
    <style:style style:name="Table1.91" style:family="table-row">
      <style:table-row-properties fo:keep-together="always" style:use-optimal-row-height="false"/>
    </style:style>
    <style:style style:name="Table1.92" style:family="table-row">
      <style:table-row-properties fo:keep-together="always" style:use-optimal-row-height="false"/>
    </style:style>
    <style:style style:name="Table1.93" style:family="table-row">
      <style:table-row-properties fo:keep-together="always" style:use-optimal-row-height="false"/>
    </style:style>
    <style:style style:name="Table1.94" style:family="table-row">
      <style:table-row-properties fo:keep-together="always" style:use-optimal-row-height="false"/>
    </style:style>
    <style:style style:name="Table1.95" style:family="table-row">
      <style:table-row-properties fo:keep-together="always" style:use-optimal-row-height="false"/>
    </style:style>
    <style:style style:name="Table1.96" style:family="table-row">
      <style:table-row-properties fo:keep-together="always" style:use-optimal-row-height="false"/>
    </style:style>
    <style:style style:name="Table1.97" style:family="table-row">
      <style:table-row-properties fo:keep-together="always" style:use-optimal-row-height="false"/>
    </style:style>
    <style:style style:name="Table1.98" style:family="table-row">
      <style:table-row-properties fo:keep-together="always" style:use-optimal-row-height="false"/>
    </style:style>
    <style:style style:name="Table1.99" style:family="table-row">
      <style:table-row-properties fo:keep-together="always" style:use-optimal-row-height="false"/>
    </style:style>
    <style:style style:name="Table1.100" style:family="table-row">
      <style:table-row-properties fo:keep-together="always" style:use-optimal-row-height="false"/>
    </style:style>
    <style:style style:name="Table1.101" style:family="table-row">
      <style:table-row-properties fo:keep-together="always" style:use-optimal-row-height="false"/>
    </style:style>
    <style:style style:name="Table1.102" style:family="table-row">
      <style:table-row-properties fo:keep-together="always" style:use-optimal-row-height="false"/>
    </style:style>
    <style:style style:name="Table1.103" style:family="table-row">
      <style:table-row-properties fo:keep-together="always" style:use-optimal-row-height="false"/>
    </style:style>
    <style:style style:name="Table1.104" style:family="table-row">
      <style:table-row-properties fo:keep-together="always" style:use-optimal-row-height="false"/>
    </style:style>
    <style:style style:name="Table1.105" style:family="table-row">
      <style:table-row-properties fo:keep-together="always" style:use-optimal-row-height="false"/>
    </style:style>
    <style:style style:name="Table1.106" style:family="table-row">
      <style:table-row-properties fo:keep-together="always" style:use-optimal-row-height="false"/>
    </style:style>
    <style:style style:name="Table1.107" style:family="table-row">
      <style:table-row-properties fo:keep-together="always" style:use-optimal-row-height="false"/>
    </style:style>
    <style:style style:name="Table1.108" style:family="table-row">
      <style:table-row-properties fo:keep-together="always" style:use-optimal-row-height="false"/>
    </style:style>
    <style:style style:name="Table1.109" style:family="table-row">
      <style:table-row-properties fo:keep-together="always" style:use-optimal-row-height="false"/>
    </style:style>
    <style:style style:name="Table1.110" style:family="table-row">
      <style:table-row-properties fo:keep-together="always" style:use-optimal-row-height="false"/>
    </style:style>
    <style:style style:name="Table1.111" style:family="table-row">
      <style:table-row-properties fo:keep-together="always" style:use-optimal-row-height="false"/>
    </style:style>
    <style:style style:name="Table1.112" style:family="table-row">
      <style:table-row-properties fo:keep-together="always" style:use-optimal-row-height="false"/>
    </style:style>
    <style:style style:name="Table1.113" style:family="table-row">
      <style:table-row-properties fo:keep-together="always" style:use-optimal-row-height="false"/>
    </style:style>
    <style:style style:name="Table1.114" style:family="table-row">
      <style:table-row-properties fo:keep-together="always" style:use-optimal-row-height="false"/>
    </style:style>
    <style:style style:name="Table1.115" style:family="table-row">
      <style:table-row-properties fo:keep-together="always" style:use-optimal-row-height="false"/>
    </style:style>
    <style:style style:name="Table1.116" style:family="table-row">
      <style:table-row-properties fo:keep-together="always" style:use-optimal-row-height="false"/>
    </style:style>
    <style:style style:name="Table1.117" style:family="table-row">
      <style:table-row-properties fo:keep-together="always" style:use-optimal-row-height="false"/>
    </style:style>
    <style:style style:name="Table1.118" style:family="table-row">
      <style:table-row-properties fo:keep-together="always" style:use-optimal-row-height="false"/>
    </style:style>
    <style:style style:name="Table1.119" style:family="table-row">
      <style:table-row-properties fo:keep-together="always" style:use-optimal-row-height="false"/>
    </style:style>
    <style:style style:name="Table1.120" style:family="table-row">
      <style:table-row-properties fo:keep-together="always" style:use-optimal-row-height="false"/>
    </style:style>
    <style:style style:name="Table1.121" style:family="table-row">
      <style:table-row-properties fo:keep-together="always" style:use-optimal-row-height="false"/>
    </style:style>
    <style:style style:name="Table1.122" style:family="table-row">
      <style:table-row-properties fo:keep-together="always" style:use-optimal-row-height="false"/>
    </style:style>
    <style:style style:name="Table1.123" style:family="table-row">
      <style:table-row-properties fo:keep-together="always" style:use-optimal-row-height="false"/>
    </style:style>
    <style:style style:name="Table1.124" style:family="table-row">
      <style:table-row-properties fo:keep-together="always" style:use-optimal-row-height="false"/>
    </style:style>
    <style:style style:name="Table1.125" style:family="table-row">
      <style:table-row-properties fo:keep-together="always" style:use-optimal-row-height="false"/>
    </style:style>
    <style:style style:name="Table1.126" style:family="table-row">
      <style:table-row-properties fo:keep-together="always" style:use-optimal-row-height="false"/>
    </style:style>
    <style:style style:name="Table1.127" style:family="table-row">
      <style:table-row-properties fo:keep-together="always" style:use-optimal-row-height="false"/>
    </style:style>
    <style:style style:name="Table1.128" style:family="table-row">
      <style:table-row-properties fo:keep-together="always" style:use-optimal-row-height="false"/>
    </style:style>
    <style:style style:name="Table1.129" style:family="table-row">
      <style:table-row-properties fo:keep-together="always" style:use-optimal-row-height="false"/>
    </style:style>
    <style:style style:name="Table1.130" style:family="table-row">
      <style:table-row-properties fo:keep-together="always" style:use-optimal-row-height="false"/>
    </style:style>
    <style:style style:name="Table1.131" style:family="table-row">
      <style:table-row-properties fo:keep-together="always" style:use-optimal-row-height="false"/>
    </style:style>
    <style:style style:name="Table1.132" style:family="table-row">
      <style:table-row-properties fo:keep-together="always" style:use-optimal-row-height="false"/>
    </style:style>
    <style:style style:name="Table1.133" style:family="table-row">
      <style:table-row-properties fo:keep-together="always" style:use-optimal-row-height="false"/>
    </style:style>
    <style:style style:name="Table1.134" style:family="table-row">
      <style:table-row-properties fo:keep-together="always" style:use-optimal-row-height="false"/>
    </style:style>
    <style:style style:name="Table1.135" style:family="table-row">
      <style:table-row-properties fo:keep-together="always" style:use-optimal-row-height="false"/>
    </style:style>
    <style:style style:name="Table1.136" style:family="table-row">
      <style:table-row-properties fo:keep-together="always" style:use-optimal-row-height="false"/>
    </style:style>
    <style:style style:name="Table1.137" style:family="table-row">
      <style:table-row-properties fo:keep-together="always" style:use-optimal-row-height="false"/>
    </style:style>
    <style:style style:name="P1" style:family="paragraph" style:parent-style-name="Title">
      <style:text-properties fo:font-size="2pt" style:font-size-asian="2pt" style:font-size-complex="2pt"/>
    </style:style>
    <style:style style:name="P2" style:family="paragraph" style:parent-style-name="Text_20_body">
      <style:text-properties officeooo:paragraph-rsid="000d83a6"/>
    </style:style>
    <style:style style:name="P3" style:family="paragraph" style:parent-style-name="Example">
      <style:text-properties officeooo:paragraph-rsid="00123574"/>
    </style:style>
    <style:style style:name="P4" style:family="paragraph" style:parent-style-name="Text_20_body">
      <style:text-properties officeooo:paragraph-rsid="00123574"/>
    </style:style>
    <style:style style:name="P5" style:family="paragraph" style:parent-style-name="Example">
      <style:text-properties officeooo:paragraph-rsid="001420c8"/>
    </style:style>
    <style:style style:name="P6" style:family="paragraph" style:parent-style-name="Text_20_body">
      <style:text-properties officeooo:paragraph-rsid="001420c8"/>
    </style:style>
    <style:style style:name="P7" style:family="paragraph" style:parent-style-name="Text_20_body">
      <style:text-properties officeooo:rsid="000d79ae" officeooo:paragraph-rsid="000d79ae"/>
    </style:style>
    <style:style style:name="P8" style:family="paragraph" style:parent-style-name="Text_20_body">
      <style:text-properties officeooo:rsid="001420c8" officeooo:paragraph-rsid="001420c8"/>
    </style:style>
    <style:style style:name="P9" style:family="paragraph" style:parent-style-name="Text_20_body">
      <style:text-properties officeooo:paragraph-rsid="0016c2b2"/>
    </style:style>
    <style:style style:name="P10" style:family="paragraph" style:parent-style-name="Text_20_body">
      <style:text-properties officeooo:rsid="001760a1" officeooo:paragraph-rsid="001760a1"/>
    </style:style>
    <style:style style:name="P11" style:family="paragraph" style:parent-style-name="Text_20_body">
      <style:text-properties officeooo:paragraph-rsid="0019ccdb"/>
    </style:style>
    <style:style style:name="P12" style:family="paragraph" style:parent-style-name="Example">
      <style:text-properties officeooo:paragraph-rsid="001f55e0"/>
    </style:style>
    <style:style style:name="P13" style:family="paragraph" style:parent-style-name="Text_20_body">
      <style:text-properties officeooo:paragraph-rsid="001e2c5b"/>
    </style:style>
    <style:style style:name="P14" style:family="paragraph" style:parent-style-name="Text_20_body">
      <style:text-properties officeooo:paragraph-rsid="001aa99d"/>
    </style:style>
    <style:style style:name="P15" style:family="paragraph" style:parent-style-name="Text_20_body">
      <style:text-properties officeooo:paragraph-rsid="001c8df3"/>
    </style:style>
    <style:style style:name="P16" style:family="paragraph" style:parent-style-name="Text_20_body">
      <style:text-properties officeooo:paragraph-rsid="001d57ad"/>
    </style:style>
    <style:style style:name="P17" style:family="paragraph" style:parent-style-name="Text_20_body">
      <style:text-properties officeooo:paragraph-rsid="00245041"/>
    </style:style>
    <style:style style:name="P18" style:family="paragraph" style:parent-style-name="Text_20_body">
      <style:text-properties officeooo:paragraph-rsid="0024cc36"/>
    </style:style>
    <style:style style:name="P19" style:family="paragraph" style:parent-style-name="Text_20_body">
      <style:text-properties officeooo:paragraph-rsid="002575ee"/>
    </style:style>
    <style:style style:name="P20" style:family="paragraph" style:parent-style-name="Text_20_body">
      <style:text-properties officeooo:paragraph-rsid="003bc08b"/>
    </style:style>
    <style:style style:name="P21" style:family="paragraph" style:parent-style-name="Table_20_Contents">
      <style:paragraph-properties fo:text-align="end" style:justify-single-word="false"/>
      <style:text-properties style:font-name="Roboto" fo:font-size="7.19999980926514pt" fo:font-weight="bold" style:font-size-asian="7.19999980926514pt" style:font-weight-asian="bold" style:font-size-complex="7.19999980926514pt" style:font-weight-complex="bold"/>
    </style:style>
    <style:style style:name="P22" style:family="paragraph" style:parent-style-name="Table_20_Contents">
      <style:paragraph-properties fo:text-align="end" style:justify-single-word="false"/>
      <style:text-properties style:font-name="Roboto" fo:font-size="7.19999980926514pt" fo:font-weight="bold" officeooo:rsid="004b717a" officeooo:paragraph-rsid="004b717a" style:font-size-asian="7.19999980926514pt" style:font-weight-asian="bold" style:font-size-complex="7.19999980926514pt" style:font-weight-complex="bold"/>
    </style:style>
    <style:style style:name="P23" style:family="paragraph" style:parent-style-name="Table_20_Contents">
      <style:paragraph-properties fo:text-align="end" style:justify-single-word="false"/>
      <style:text-properties style:font-name="Roboto" fo:font-size="7.19999980926514pt" fo:font-weight="bold" officeooo:rsid="004ccd03" officeooo:paragraph-rsid="004ccd03" style:font-size-asian="7.19999980926514pt" style:font-weight-asian="bold" style:font-size-complex="7.19999980926514pt" style:font-weight-complex="bold"/>
    </style:style>
    <style:style style:name="P24" style:family="paragraph" style:parent-style-name="Table_20_Contents">
      <style:paragraph-properties fo:text-align="end" style:justify-single-word="false"/>
      <style:text-properties style:font-name="Roboto" fo:font-size="7.19999980926514pt" fo:font-weight="bold" officeooo:rsid="004cce36" officeooo:paragraph-rsid="004cce36" style:font-size-asian="7.19999980926514pt" style:font-weight-asian="bold" style:font-size-complex="7.19999980926514pt" style:font-weight-complex="bold"/>
    </style:style>
    <style:style style:name="P25" style:family="paragraph" style:parent-style-name="Table_20_Contents">
      <style:paragraph-properties fo:text-align="end" style:justify-single-word="false"/>
      <style:text-properties style:font-name="Roboto" fo:font-size="7.19999980926514pt" fo:font-weight="bold" officeooo:rsid="004f966c" officeooo:paragraph-rsid="004f966c" style:font-size-asian="7.19999980926514pt" style:font-weight-asian="bold" style:font-size-complex="7.19999980926514pt" style:font-weight-complex="bold"/>
    </style:style>
    <style:style style:name="P26" style:family="paragraph" style:parent-style-name="Table_20_Contents">
      <style:paragraph-properties fo:text-align="end" style:justify-single-word="false"/>
      <style:text-properties style:font-name="Roboto" fo:font-size="7.19999980926514pt" fo:font-weight="bold" officeooo:rsid="00516692" officeooo:paragraph-rsid="00516692" style:font-size-asian="7.19999980926514pt" style:font-weight-asian="bold" style:font-size-complex="7.19999980926514pt" style:font-weight-complex="bold"/>
    </style:style>
    <style:style style:name="P27" style:family="paragraph" style:parent-style-name="Table_20_Contents">
      <style:paragraph-properties fo:text-align="end" style:justify-single-word="false"/>
      <style:text-properties style:font-name="Roboto" fo:font-size="7.19999980926514pt" fo:font-weight="bold" officeooo:rsid="0052eed2" officeooo:paragraph-rsid="0052eed2" style:font-size-asian="7.19999980926514pt" style:font-weight-asian="bold" style:font-size-complex="7.19999980926514pt" style:font-weight-complex="bold"/>
    </style:style>
    <style:style style:name="P28" style:family="paragraph" style:parent-style-name="Table_20_Contents">
      <style:paragraph-properties fo:text-align="end" style:justify-single-word="false"/>
      <style:text-properties style:font-name="Roboto" fo:font-size="7.19999980926514pt" fo:font-weight="bold" officeooo:rsid="005355b5" officeooo:paragraph-rsid="005355b5" style:font-size-asian="7.19999980926514pt" style:font-weight-asian="bold" style:font-size-complex="7.19999980926514pt" style:font-weight-complex="bold"/>
    </style:style>
    <style:style style:name="P29" style:family="paragraph" style:parent-style-name="Table_20_Contents">
      <style:paragraph-properties fo:text-align="end" style:justify-single-word="false"/>
      <style:text-properties style:font-name="Roboto" fo:font-size="7.19999980926514pt" fo:font-weight="bold" officeooo:rsid="00552dbf" officeooo:paragraph-rsid="00552dbf" style:font-size-asian="7.19999980926514pt" style:font-weight-asian="bold" style:font-size-complex="7.19999980926514pt" style:font-weight-complex="bold"/>
    </style:style>
    <style:style style:name="P30" style:family="paragraph" style:parent-style-name="Table_20_Contents">
      <style:paragraph-properties fo:text-align="end" style:justify-single-word="false"/>
      <style:text-properties style:font-name="Roboto" fo:font-size="7.19999980926514pt" fo:font-weight="bold" officeooo:rsid="0055aaf9" officeooo:paragraph-rsid="0055aaf9" style:font-size-asian="7.19999980926514pt" style:font-weight-asian="bold" style:font-size-complex="7.19999980926514pt" style:font-weight-complex="bold"/>
    </style:style>
    <style:style style:name="P31" style:family="paragraph" style:parent-style-name="Table_20_Contents">
      <style:text-properties style:font-name="Roboto" fo:font-size="7.19999980926514pt" style:font-size-asian="7.19999980926514pt" style:font-size-complex="7.19999980926514pt"/>
    </style:style>
    <style:style style:name="P32" style:family="paragraph" style:parent-style-name="Table_20_Contents">
      <style:text-properties style:font-name="Roboto" fo:font-size="7.19999980926514pt" officeooo:paragraph-rsid="0025e406" style:font-size-asian="7.19999980926514pt" style:font-size-complex="7.19999980926514pt"/>
    </style:style>
    <style:style style:name="P33" style:family="paragraph" style:parent-style-name="Table_20_Contents">
      <style:text-properties style:font-name="Roboto" fo:font-size="7.19999980926514pt" officeooo:rsid="00262f62" officeooo:paragraph-rsid="00262f62" style:font-size-asian="7.19999980926514pt" style:font-size-complex="7.19999980926514pt"/>
    </style:style>
    <style:style style:name="P34" style:family="paragraph" style:parent-style-name="Table_20_Contents">
      <style:text-properties style:font-name="Roboto" fo:font-size="7.19999980926514pt" officeooo:paragraph-rsid="00269f6e" style:font-size-asian="7.19999980926514pt" style:font-size-complex="7.19999980926514pt"/>
    </style:style>
    <style:style style:name="P35" style:family="paragraph" style:parent-style-name="Table_20_Contents">
      <style:text-properties style:font-name="Roboto" fo:font-size="7.19999980926514pt" officeooo:rsid="00269f6e" officeooo:paragraph-rsid="00269f6e" style:font-size-asian="7.19999980926514pt" style:font-size-complex="7.19999980926514pt"/>
    </style:style>
    <style:style style:name="P36" style:family="paragraph" style:parent-style-name="Table_20_Contents">
      <style:text-properties style:font-name="Roboto" fo:font-size="7.19999980926514pt" officeooo:rsid="002910fa" officeooo:paragraph-rsid="002910fa" style:font-size-asian="7.19999980926514pt" style:font-size-complex="7.19999980926514pt"/>
    </style:style>
    <style:style style:name="P37" style:family="paragraph" style:parent-style-name="Table_20_Contents">
      <style:text-properties style:font-name="Roboto" fo:font-size="7.19999980926514pt" officeooo:rsid="002ab4e8" officeooo:paragraph-rsid="002ab4e8" style:font-size-asian="7.19999980926514pt" style:font-size-complex="7.19999980926514pt"/>
    </style:style>
    <style:style style:name="P38" style:family="paragraph" style:parent-style-name="Table_20_Contents">
      <style:text-properties style:font-name="Roboto" fo:font-size="7.19999980926514pt" officeooo:paragraph-rsid="002c0114" style:font-size-asian="7.19999980926514pt" style:font-size-complex="7.19999980926514pt"/>
    </style:style>
    <style:style style:name="P39" style:family="paragraph" style:parent-style-name="Table_20_Contents">
      <style:text-properties style:font-name="Roboto" fo:font-size="7.19999980926514pt" officeooo:rsid="002f8a25" officeooo:paragraph-rsid="002f8a25" style:font-size-asian="7.19999980926514pt" style:font-size-complex="7.19999980926514pt"/>
    </style:style>
    <style:style style:name="P40" style:family="paragraph" style:parent-style-name="Table_20_Contents">
      <style:text-properties style:font-name="Roboto" fo:font-size="7.19999980926514pt" officeooo:paragraph-rsid="00311f02" style:font-size-asian="7.19999980926514pt" style:font-size-complex="7.19999980926514pt"/>
    </style:style>
    <style:style style:name="P41" style:family="paragraph" style:parent-style-name="Table_20_Contents">
      <style:text-properties style:font-name="Roboto" fo:font-size="7.19999980926514pt" officeooo:rsid="004cce36" officeooo:paragraph-rsid="004cce36" style:font-size-asian="7.19999980926514pt" style:font-size-complex="7.19999980926514pt"/>
    </style:style>
    <style:style style:name="P42" style:family="paragraph" style:parent-style-name="Table_20_Contents">
      <style:text-properties style:font-name="Roboto" fo:font-size="7.19999980926514pt" officeooo:rsid="004f966c" officeooo:paragraph-rsid="004f966c" style:font-size-asian="7.19999980926514pt" style:font-size-complex="7.19999980926514pt"/>
    </style:style>
    <style:style style:name="P43" style:family="paragraph" style:parent-style-name="Table_20_Contents">
      <style:text-properties style:font-name="Roboto" fo:font-size="7.19999980926514pt" officeooo:paragraph-rsid="0034d4cb" style:font-size-asian="7.19999980926514pt" style:font-size-complex="7.19999980926514pt"/>
    </style:style>
    <style:style style:name="P44" style:family="paragraph" style:parent-style-name="Table_20_Contents">
      <style:text-properties style:font-name="Roboto" fo:font-size="7.19999980926514pt" officeooo:rsid="00516692" officeooo:paragraph-rsid="00516692" style:font-size-asian="7.19999980926514pt" style:font-size-complex="7.19999980926514pt"/>
    </style:style>
    <style:style style:name="P45" style:family="paragraph" style:parent-style-name="Table_20_Contents">
      <style:text-properties style:font-name="Roboto" fo:font-size="7.19999980926514pt" officeooo:rsid="0034d4cb" officeooo:paragraph-rsid="0034d4cb" style:font-size-asian="7.19999980926514pt" style:font-size-complex="7.19999980926514pt"/>
    </style:style>
    <style:style style:name="P46" style:family="paragraph" style:parent-style-name="Table_20_Contents">
      <style:text-properties style:font-name="Roboto" fo:font-size="7.19999980926514pt" officeooo:rsid="0052eed2" officeooo:paragraph-rsid="0052eed2" style:font-size-asian="7.19999980926514pt" style:font-size-complex="7.19999980926514pt"/>
    </style:style>
    <style:style style:name="P47" style:family="paragraph" style:parent-style-name="Table_20_Contents">
      <style:text-properties style:font-name="Roboto" fo:font-size="7.19999980926514pt" officeooo:paragraph-rsid="0034e599" style:font-size-asian="7.19999980926514pt" style:font-size-complex="7.19999980926514pt"/>
    </style:style>
    <style:style style:name="P48" style:family="paragraph" style:parent-style-name="Table_20_Contents">
      <style:text-properties style:font-name="Roboto" fo:font-size="7.19999980926514pt" officeooo:paragraph-rsid="0036996b" style:font-size-asian="7.19999980926514pt" style:font-size-complex="7.19999980926514pt"/>
    </style:style>
    <style:style style:name="P49" style:family="paragraph" style:parent-style-name="Table_20_Contents">
      <style:text-properties style:font-name="Roboto" fo:font-size="7.19999980926514pt" officeooo:rsid="0036996b" officeooo:paragraph-rsid="0036996b" style:font-size-asian="7.19999980926514pt" style:font-size-complex="7.19999980926514pt"/>
    </style:style>
    <style:style style:name="P50" style:family="paragraph" style:parent-style-name="Table_20_Contents">
      <style:text-properties style:font-name="Roboto" fo:font-size="7.19999980926514pt" officeooo:rsid="005355b5" officeooo:paragraph-rsid="005355b5" style:font-size-asian="7.19999980926514pt" style:font-size-complex="7.19999980926514pt"/>
    </style:style>
    <style:style style:name="P51" style:family="paragraph" style:parent-style-name="Table_20_Contents">
      <style:text-properties style:font-name="Roboto" fo:font-size="7.19999980926514pt" officeooo:rsid="0036e1e1" style:font-size-asian="7.19999980926514pt" style:font-size-complex="7.19999980926514pt"/>
    </style:style>
    <style:style style:name="P52" style:family="paragraph" style:parent-style-name="Table_20_Contents">
      <style:text-properties style:font-name="Roboto" fo:font-size="7.19999980926514pt" officeooo:rsid="0036e1e1" officeooo:paragraph-rsid="0036e1e1" style:font-size-asian="7.19999980926514pt" style:font-size-complex="7.19999980926514pt"/>
    </style:style>
    <style:style style:name="P53" style:family="paragraph" style:parent-style-name="Table_20_Contents">
      <style:text-properties style:font-name="Roboto" fo:font-size="7.19999980926514pt" officeooo:rsid="00552dbf" officeooo:paragraph-rsid="00552dbf" style:font-size-asian="7.19999980926514pt" style:font-size-complex="7.19999980926514pt"/>
    </style:style>
    <style:style style:name="P54" style:family="paragraph" style:parent-style-name="Table_20_Contents">
      <style:text-properties style:font-name="Roboto" fo:font-size="7.19999980926514pt" officeooo:paragraph-rsid="0037c715" style:font-size-asian="7.19999980926514pt" style:font-size-complex="7.19999980926514pt"/>
    </style:style>
    <style:style style:name="P55" style:family="paragraph" style:parent-style-name="Table_20_Contents">
      <style:text-properties style:font-name="Roboto" fo:font-size="7.19999980926514pt" officeooo:rsid="0055aaf9" officeooo:paragraph-rsid="0055aaf9" style:font-size-asian="7.19999980926514pt" style:font-size-complex="7.19999980926514pt"/>
    </style:style>
    <style:style style:name="P56" style:family="paragraph" style:parent-style-name="Table_20_Contents">
      <style:text-properties style:font-name="Roboto" fo:font-size="7.19999980926514pt" officeooo:rsid="0038fe75" style:font-size-asian="7.19999980926514pt" style:font-size-complex="7.19999980926514pt"/>
    </style:style>
    <style:style style:name="P57" style:family="paragraph" style:parent-style-name="Table_20_Contents">
      <style:text-properties style:font-name="Roboto" fo:font-size="7.19999980926514pt" officeooo:paragraph-rsid="003a7efe" style:font-size-asian="7.19999980926514pt" style:font-size-complex="7.19999980926514pt"/>
    </style:style>
    <style:style style:name="P58" style:family="paragraph" style:parent-style-name="Table_20_Contents">
      <style:text-properties style:font-name="Roboto" fo:font-size="7.19999980926514pt" officeooo:rsid="003a7efe" officeooo:paragraph-rsid="003a7efe" style:font-size-asian="7.19999980926514pt" style:font-size-complex="7.19999980926514pt"/>
    </style:style>
    <style:style style:name="P59" style:family="paragraph" style:parent-style-name="Table_20_Contents">
      <style:text-properties style:font-name="Roboto" fo:font-size="7.19999980926514pt" officeooo:rsid="003f01e8" style:font-size-asian="7.19999980926514pt" style:font-size-complex="7.19999980926514pt"/>
    </style:style>
    <style:style style:name="P60" style:family="paragraph" style:parent-style-name="Table_20_Contents">
      <style:text-properties style:font-name="Roboto" fo:font-size="7.19999980926514pt" officeooo:rsid="003f01e8" officeooo:paragraph-rsid="003f01e8" style:font-size-asian="7.19999980926514pt" style:font-size-complex="7.19999980926514pt"/>
    </style:style>
    <style:style style:name="P61" style:family="paragraph" style:parent-style-name="Table_20_Contents">
      <style:text-properties style:font-name="Roboto" fo:font-size="7.19999980926514pt" officeooo:paragraph-rsid="00411c44" style:font-size-asian="7.19999980926514pt" style:font-size-complex="7.19999980926514pt"/>
    </style:style>
    <style:style style:name="P62" style:family="paragraph" style:parent-style-name="Table_20_Contents">
      <style:text-properties style:font-name="Roboto" fo:font-size="7.19999980926514pt" officeooo:rsid="004275db" officeooo:paragraph-rsid="004275db" style:font-size-asian="7.19999980926514pt" style:font-size-complex="7.19999980926514pt"/>
    </style:style>
    <style:style style:name="P63" style:family="paragraph" style:parent-style-name="Table_20_Contents">
      <style:text-properties style:font-name="Roboto" fo:font-size="7.19999980926514pt" officeooo:rsid="0056c18b" officeooo:paragraph-rsid="0056c18b" style:font-size-asian="7.19999980926514pt" style:font-size-complex="7.19999980926514pt"/>
    </style:style>
    <style:style style:name="P64" style:family="paragraph" style:parent-style-name="Table_20_Contents">
      <style:text-properties style:font-name="Roboto" fo:font-size="7.19999980926514pt" officeooo:paragraph-rsid="004275db" style:font-size-asian="7.19999980926514pt" style:font-size-complex="7.19999980926514pt"/>
    </style:style>
    <style:style style:name="P65" style:family="paragraph" style:parent-style-name="Table_20_Contents">
      <style:text-properties style:font-name="Roboto" fo:font-size="7.19999980926514pt" fo:font-weight="normal" officeooo:rsid="004b717a" officeooo:paragraph-rsid="004b717a" style:font-size-asian="7.19999980926514pt" style:font-weight-asian="normal" style:font-size-complex="7.19999980926514pt" style:font-weight-complex="normal"/>
    </style:style>
    <style:style style:name="P66" style:family="paragraph" style:parent-style-name="Table_20_Contents">
      <style:text-properties style:font-name="Roboto" fo:font-size="7.19999980926514pt" fo:font-weight="normal" officeooo:rsid="004ccd03" officeooo:paragraph-rsid="004ccd03" style:font-size-asian="7.19999980926514pt" style:font-weight-asian="normal" style:font-size-complex="7.19999980926514pt" style:font-weight-complex="normal"/>
    </style:style>
    <style:style style:name="P67" style:family="paragraph" style:parent-style-name="Table_20_Contents">
      <style:text-properties style:font-name="Roboto" fo:font-size="7.19999980926514pt" fo:font-weight="normal" officeooo:rsid="004cce36" officeooo:paragraph-rsid="004cce36" style:font-size-asian="7.19999980926514pt" style:font-weight-asian="normal" style:font-size-complex="7.19999980926514pt" style:font-weight-complex="normal"/>
    </style:style>
    <style:style style:name="P68" style:family="paragraph" style:parent-style-name="Table_20_Contents">
      <style:text-properties style:use-window-font-color="true" loext:opacity="0%" style:font-name="Roboto" fo:font-size="7.19999980926514pt" fo:font-weight="normal" style:font-size-asian="7.19999980926514pt" style:font-weight-asian="normal" style:font-size-complex="7.19999980926514pt" style:font-weight-complex="normal"/>
    </style:style>
    <style:style style:name="P69" style:family="paragraph" style:parent-style-name="Table_20_Contents">
      <style:text-properties style:use-window-font-color="true" loext:opacity="0%" style:font-name="Roboto" fo:font-size="7.19999980926514pt" officeooo:paragraph-rsid="00311f02" style:font-size-asian="7.19999980926514pt" style:font-size-complex="7.19999980926514pt"/>
    </style:style>
    <style:style style:name="P70" style:family="paragraph" style:parent-style-name="Table_20_Contents">
      <style:text-properties style:use-window-font-color="true" loext:opacity="0%" style:font-name="Roboto" fo:font-size="7.19999980926514pt" officeooo:paragraph-rsid="0033363f" style:font-size-asian="7.19999980926514pt" style:font-size-complex="7.19999980926514pt"/>
    </style:style>
    <style:style style:name="P71" style:family="paragraph" style:parent-style-name="Table_20_Contents">
      <style:text-properties style:use-window-font-color="true" loext:opacity="0%" style:font-name="Roboto" fo:font-size="7.19999980926514pt" style:font-size-asian="7.19999980926514pt" style:font-size-complex="7.19999980926514pt"/>
    </style:style>
    <style:style style:name="P72" style:family="paragraph" style:parent-style-name="Table_20_Contents">
      <style:text-properties style:use-window-font-color="true" loext:opacity="0%" style:font-name="Roboto" fo:font-size="7.19999980926514pt" officeooo:rsid="003a6ca9" officeooo:paragraph-rsid="003a6ca9" style:font-size-asian="7.19999980926514pt" style:font-size-complex="7.19999980926514pt"/>
    </style:style>
    <style:style style:name="P73" style:family="paragraph" style:parent-style-name="Table_20_Contents">
      <style:text-properties style:use-window-font-color="true" loext:opacity="0%" style:font-name="Roboto" fo:font-size="7.19999980926514pt" officeooo:rsid="0055aaf9" officeooo:paragraph-rsid="0055aaf9" style:font-size-asian="7.19999980926514pt" style:font-size-complex="7.19999980926514pt"/>
    </style:style>
    <style:style style:name="P74" style:family="paragraph" style:parent-style-name="Table_20_Contents">
      <style:text-properties style:use-window-font-color="true" loext:opacity="0%" style:font-name="Roboto" fo:font-size="7.19999980926514pt" officeooo:rsid="0056c18b" officeooo:paragraph-rsid="0056c18b" style:font-size-asian="7.19999980926514pt" style:font-size-complex="7.19999980926514pt"/>
    </style:style>
    <style:style style:name="P75" style:family="paragraph" style:parent-style-name="Table_20_Contents">
      <style:paragraph-properties fo:text-align="end" style:justify-single-word="false"/>
      <style:text-properties style:use-window-font-color="true" loext:opacity="0%" style:font-name="Roboto" fo:font-size="7.19999980926514pt" fo:font-weight="bold" style:font-size-asian="7.19999980926514pt" style:font-weight-asian="bold" style:font-size-complex="7.19999980926514pt" style:font-weight-complex="bold"/>
    </style:style>
    <style:style style:name="P76" style:family="paragraph" style:parent-style-name="Table_20_Contents">
      <style:paragraph-properties fo:text-align="end" style:justify-single-word="false"/>
      <style:text-properties style:use-window-font-color="true" loext:opacity="0%" style:font-name="Roboto" fo:font-size="7.19999980926514pt" fo:font-weight="bold" officeooo:rsid="0055aaf9" officeooo:paragraph-rsid="0055aaf9" style:font-size-asian="7.19999980926514pt" style:font-weight-asian="bold" style:font-size-complex="7.19999980926514pt" style:font-weight-complex="bold"/>
    </style:style>
    <style:style style:name="P77" style:family="paragraph" style:parent-style-name="Table_20_Contents">
      <style:paragraph-properties fo:text-align="end" style:justify-single-word="false"/>
      <style:text-properties style:use-window-font-color="true" loext:opacity="0%" style:font-name="Roboto" fo:font-size="7.19999980926514pt" fo:font-weight="bold" officeooo:rsid="0056c18b" officeooo:paragraph-rsid="0056c18b" style:font-size-asian="7.19999980926514pt" style:font-weight-asian="bold" style:font-size-complex="7.19999980926514pt" style:font-weight-complex="bold"/>
    </style:style>
    <style:style style:name="P78" style:family="paragraph" style:parent-style-name="Title" style:master-page-name="MP0">
      <style:paragraph-properties style:page-number="auto" fo:break-before="page"/>
    </style:style>
    <style:style style:name="P79" style:family="paragraph" style:parent-style-name="Heading_20_1">
      <style:text-properties style:use-window-font-color="true" loext:opacity="0%" officeooo:rsid="0016c2b2" officeooo:paragraph-rsid="0016c2b2"/>
    </style:style>
    <style:style style:name="P80" style:family="paragraph" style:parent-style-name="Heading_20_1">
      <style:text-properties style:use-window-font-color="true" loext:opacity="0%" officeooo:rsid="0019ccdb" officeooo:paragraph-rsid="0019ccdb"/>
    </style:style>
    <style:style style:name="P81" style:family="paragraph" style:parent-style-name="Heading_20_1">
      <style:text-properties style:use-window-font-color="true" loext:opacity="0%"/>
    </style:style>
    <style:style style:name="P82" style:family="paragraph" style:parent-style-name="Heading_20_1">
      <style:text-properties style:use-window-font-color="true" loext:opacity="0%" style:font-name="Fira Sans" fo:font-size="12pt" fo:font-weight="bold" officeooo:rsid="001d57ad" officeooo:paragraph-rsid="001e2c5b" style:font-name-asian="Noto Sans CJK SC" style:font-size-asian="12pt" style:font-weight-asian="bold" style:font-size-complex="12pt" style:font-weight-complex="bold"/>
    </style:style>
    <style:style style:name="P83" style:family="paragraph" style:parent-style-name="Heading_20_1">
      <style:text-properties style:use-window-font-color="true" loext:opacity="0%" style:font-name="Fira Sans" fo:font-size="12pt" fo:font-weight="bold" officeooo:rsid="001e2c5b" style:font-name-asian="Noto Sans CJK SC" style:font-size-asian="12pt" style:font-weight-asian="bold" style:font-size-complex="12pt" style:font-weight-complex="bold"/>
    </style:style>
    <style:style style:name="P84" style:family="paragraph" style:parent-style-name="Heading_20_1">
      <style:text-properties fo:color="#000000" loext:opacity="100%" officeooo:rsid="001760a1" officeooo:paragraph-rsid="001760a1"/>
    </style:style>
    <style:style style:name="P85" style:family="paragraph" style:parent-style-name="Heading_20_1">
      <style:text-properties officeooo:rsid="0024cc36" officeooo:paragraph-rsid="0024cc36"/>
    </style:style>
    <style:style style:name="P86" style:family="paragraph" style:parent-style-name="Table_20_Contents">
      <style:text-properties style:use-window-font-color="true" loext:opacity="0%" style:font-name="Roboto" fo:font-size="7.19999980926514pt" style:font-size-asian="7.19999980926514pt" style:font-size-complex="7.19999980926514pt"/>
    </style:style>
    <style:style style:name="P87" style:family="paragraph" style:parent-style-name="Text_20_body">
      <style:text-properties officeooo:rsid="00228d54" officeooo:paragraph-rsid="00228d54"/>
    </style:style>
    <style:style style:name="P88" style:family="paragraph" style:parent-style-name="Text_20_body">
      <style:text-properties officeooo:paragraph-rsid="005c3284"/>
    </style:style>
    <style:style style:name="T1" style:family="text">
      <style:text-properties fo:font-style="italic" style:font-style-asian="italic" style:font-style-complex="italic"/>
    </style:style>
    <style:style style:name="T2" style:family="text">
      <style:text-properties fo:font-style="italic" officeooo:rsid="00123574" style:font-style-asian="italic" style:font-style-complex="italic"/>
    </style:style>
    <style:style style:name="T3" style:family="text">
      <style:text-properties fo:font-style="italic" officeooo:rsid="0019ccdb"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d83a6" style:font-style-asian="italic" style:font-weight-asian="bold" style:font-style-complex="italic" style:font-weight-complex="bold"/>
    </style:style>
    <style:style style:name="T6" style:family="text">
      <style:text-properties fo:font-style="italic" fo:font-weight="bold" officeooo:rsid="0016c2b2" style:font-style-asian="italic" style:font-weight-asian="bold" style:font-style-complex="italic" style:font-weight-complex="bold"/>
    </style:style>
    <style:style style:name="T7" style:family="text">
      <style:text-properties fo:font-style="italic" fo:font-weight="bold" officeooo:rsid="0019ccdb" style:font-style-asian="italic" style:font-weight-asian="bold" style:font-style-complex="italic" style:font-weight-complex="bold"/>
    </style:style>
    <style:style style:name="T8" style:family="text">
      <style:text-properties fo:font-style="italic" fo:font-weight="bold" officeooo:rsid="001aa99d" style:font-style-asian="italic" style:font-weight-asian="bold" style:font-style-complex="italic" style:font-weight-complex="bold"/>
    </style:style>
    <style:style style:name="T9" style:family="text">
      <style:text-properties fo:font-style="italic" fo:font-weight="bold" officeooo:rsid="001c8df3" style:font-style-asian="italic" style:font-weight-asian="bold" style:font-style-complex="italic" style:font-weight-complex="bold"/>
    </style:style>
    <style:style style:name="T10" style:family="text">
      <style:text-properties fo:font-style="italic" fo:font-weight="bold" officeooo:rsid="001d57ad" style:font-style-asian="italic" style:font-weight-asian="bold" style:font-style-complex="italic" style:font-weight-complex="bold"/>
    </style:style>
    <style:style style:name="T11" style:family="text">
      <style:text-properties fo:font-style="italic" fo:font-weight="bold" officeooo:rsid="001e2c5b" style:font-style-asian="italic" style:font-weight-asian="bold" style:font-style-complex="italic" style:font-weight-complex="bold"/>
    </style:style>
    <style:style style:name="T12" style:family="text">
      <style:text-properties fo:font-style="italic" fo:font-weight="bold" officeooo:rsid="0024cc36" style:font-style-asian="italic" style:font-weight-asian="bold" style:font-style-complex="italic" style:font-weight-complex="bold"/>
    </style:style>
    <style:style style:name="T13" style:family="text">
      <style:text-properties officeooo:rsid="000d83a6"/>
    </style:style>
    <style:style style:name="T14" style:family="text">
      <style:text-properties officeooo:rsid="000eb9fe"/>
    </style:style>
    <style:style style:name="T15" style:family="text">
      <style:text-properties officeooo:rsid="00107094"/>
    </style:style>
    <style:style style:name="T16" style:family="text">
      <style:text-properties officeooo:rsid="00123574"/>
    </style:style>
    <style:style style:name="T17" style:family="text">
      <style:text-properties fo:font-style="normal" officeooo:rsid="00123574" style:font-style-asian="normal" style:font-style-complex="normal"/>
    </style:style>
    <style:style style:name="T18" style:family="text">
      <style:text-properties fo:font-style="normal" officeooo:rsid="001579f2" style:font-style-asian="normal" style:font-style-complex="normal"/>
    </style:style>
    <style:style style:name="T19" style:family="text">
      <style:text-properties fo:font-style="normal" fo:font-weight="normal" officeooo:rsid="002575ee" style:font-style-asian="normal" style:font-weight-asian="normal" style:font-style-complex="normal" style:font-weight-complex="normal"/>
    </style:style>
    <style:style style:name="T20" style:family="text">
      <style:text-properties fo:font-style="normal" fo:font-weight="normal" officeooo:rsid="0024cc36" style:font-style-asian="normal" style:font-weight-asian="normal" style:font-style-complex="normal" style:font-weight-complex="normal"/>
    </style:style>
    <style:style style:name="T21" style:family="text">
      <style:text-properties officeooo:rsid="001420c8"/>
    </style:style>
    <style:style style:name="T22" style:family="text">
      <style:text-properties officeooo:rsid="001579f2"/>
    </style:style>
    <style:style style:name="T23" style:family="text">
      <style:text-properties officeooo:rsid="0016c2b2"/>
    </style:style>
    <style:style style:name="T24" style:family="text">
      <style:text-properties officeooo:rsid="001760a1"/>
    </style:style>
    <style:style style:name="T25" style:family="text">
      <style:text-properties officeooo:rsid="0019ccdb"/>
    </style:style>
    <style:style style:name="T26" style:family="text">
      <style:text-properties officeooo:rsid="001aa99d"/>
    </style:style>
    <style:style style:name="T27" style:family="text">
      <style:text-properties officeooo:rsid="001b1691"/>
    </style:style>
    <style:style style:name="T28" style:family="text">
      <style:text-properties officeooo:rsid="001c8df3"/>
    </style:style>
    <style:style style:name="T29" style:family="text">
      <style:text-properties fo:font-weight="bold" style:font-weight-asian="bold" style:font-weight-complex="bold"/>
    </style:style>
    <style:style style:name="T30" style:family="text">
      <style:text-properties officeooo:rsid="001d57ad"/>
    </style:style>
    <style:style style:name="T31" style:family="text">
      <style:text-properties officeooo:rsid="001e2c5b"/>
    </style:style>
    <style:style style:name="T32" style:family="text">
      <style:text-properties officeooo:rsid="001f55e0"/>
    </style:style>
    <style:style style:name="T33" style:family="text">
      <style:text-properties officeooo:rsid="002095d8"/>
    </style:style>
    <style:style style:name="T34" style:family="text">
      <style:text-properties officeooo:rsid="00228d54"/>
    </style:style>
    <style:style style:name="T35" style:family="text">
      <style:text-properties officeooo:rsid="00245041"/>
    </style:style>
    <style:style style:name="T36" style:family="text">
      <style:text-properties officeooo:rsid="0024cc36"/>
    </style:style>
    <style:style style:name="T37" style:family="text">
      <style:text-properties officeooo:rsid="002575ee"/>
    </style:style>
    <style:style style:name="T38" style:family="text">
      <style:text-properties officeooo:rsid="0025834e"/>
    </style:style>
    <style:style style:name="T39" style:family="text">
      <style:text-properties officeooo:rsid="0025e406"/>
    </style:style>
    <style:style style:name="T40" style:family="text">
      <style:text-properties officeooo:rsid="00262f62"/>
    </style:style>
    <style:style style:name="T41" style:family="text">
      <style:text-properties officeooo:rsid="00284d9f"/>
    </style:style>
    <style:style style:name="T42" style:family="text">
      <style:text-properties style:use-window-font-color="true" loext:opacity="0%"/>
    </style:style>
    <style:style style:name="T43" style:family="text">
      <style:text-properties style:use-window-font-color="true" loext:opacity="0%" officeooo:rsid="0036e1e1"/>
    </style:style>
    <style:style style:name="T44" style:family="text">
      <style:text-properties style:use-window-font-color="true" loext:opacity="0%" officeooo:rsid="0037c715"/>
    </style:style>
    <style:style style:name="T45" style:family="text">
      <style:text-properties style:use-window-font-color="true" loext:opacity="0%" officeooo:rsid="0042a3ff"/>
    </style:style>
    <style:style style:name="T46" style:family="text">
      <style:text-properties style:use-window-font-color="true" loext:opacity="0%" fo:font-weight="normal" style:font-weight-asian="normal" style:font-weight-complex="normal"/>
    </style:style>
    <style:style style:name="T47" style:family="text">
      <style:text-properties style:use-window-font-color="true" loext:opacity="0%" officeooo:rsid="00269f6e"/>
    </style:style>
    <style:style style:name="T48" style:family="text">
      <style:text-properties style:use-window-font-color="true" loext:opacity="0%" officeooo:rsid="004b717a"/>
    </style:style>
    <style:style style:name="T49" style:family="text">
      <style:text-properties style:use-window-font-color="true" loext:opacity="0%" officeooo:rsid="004ccd03"/>
    </style:style>
    <style:style style:name="T50" style:family="text">
      <style:text-properties style:use-window-font-color="true" loext:opacity="0%" officeooo:rsid="004cce36"/>
    </style:style>
    <style:style style:name="T51" style:family="text">
      <style:text-properties style:use-window-font-color="true" loext:opacity="0%" officeooo:rsid="00516692"/>
    </style:style>
    <style:style style:name="T52" style:family="text">
      <style:text-properties style:use-window-font-color="true" loext:opacity="0%" officeooo:rsid="005355b5"/>
    </style:style>
    <style:style style:name="T53" style:family="text">
      <style:text-properties style:use-window-font-color="true" loext:opacity="0%" officeooo:rsid="0052eed2"/>
    </style:style>
    <style:style style:name="T54" style:family="text">
      <style:text-properties style:use-window-font-color="true" loext:opacity="0%" officeooo:rsid="0055aaf9"/>
    </style:style>
    <style:style style:name="T55" style:family="text">
      <style:text-properties officeooo:rsid="002fcac6"/>
    </style:style>
    <style:style style:name="T56" style:family="text">
      <style:text-properties officeooo:rsid="00311f02"/>
    </style:style>
    <style:style style:name="T57" style:family="text">
      <style:text-properties officeooo:rsid="0033363f"/>
    </style:style>
    <style:style style:name="T58" style:family="text">
      <style:text-properties officeooo:rsid="0034e599"/>
    </style:style>
    <style:style style:name="T59" style:family="text">
      <style:text-properties officeooo:rsid="0036996b"/>
    </style:style>
    <style:style style:name="T60" style:family="text">
      <style:text-properties officeooo:rsid="0036e1e1"/>
    </style:style>
    <style:style style:name="T61" style:family="text">
      <style:text-properties officeooo:rsid="0037c715"/>
    </style:style>
    <style:style style:name="T62" style:family="text">
      <style:text-properties officeooo:rsid="00388387"/>
    </style:style>
    <style:style style:name="T63" style:family="text">
      <style:text-properties officeooo:rsid="003a6ca9"/>
    </style:style>
    <style:style style:name="T64" style:family="text">
      <style:text-properties officeooo:rsid="003a7efe"/>
    </style:style>
    <style:style style:name="T65" style:family="text">
      <style:text-properties officeooo:rsid="003bc08b"/>
    </style:style>
    <style:style style:name="T66" style:family="text">
      <style:text-properties officeooo:rsid="003c4f3e"/>
    </style:style>
    <style:style style:name="T67" style:family="text">
      <style:text-properties officeooo:rsid="003e4554"/>
    </style:style>
    <style:style style:name="T68" style:family="text">
      <style:text-properties officeooo:rsid="0040cc0a"/>
    </style:style>
    <style:style style:name="T69" style:family="text">
      <style:text-properties officeooo:rsid="00411c44"/>
    </style:style>
    <style:style style:name="T70" style:family="text">
      <style:text-properties officeooo:rsid="004275db"/>
    </style:style>
    <style:style style:name="T71" style:family="text">
      <style:text-properties officeooo:rsid="0042a3ff"/>
    </style:style>
    <style:style style:name="T72" style:family="text">
      <style:text-properties officeooo:rsid="00435d5f"/>
    </style:style>
    <style:style style:name="T73" style:family="text">
      <style:text-properties officeooo:rsid="00450647"/>
    </style:style>
    <style:style style:name="T74" style:family="text">
      <style:text-properties officeooo:rsid="00474c47"/>
    </style:style>
    <style:style style:name="T75" style:family="text">
      <style:text-properties officeooo:rsid="0049e9b3"/>
    </style:style>
    <style:style style:name="T76" style:family="text">
      <style:text-properties officeooo:rsid="004b717a"/>
    </style:style>
    <style:style style:name="T77" style:family="text">
      <style:text-properties officeooo:rsid="004beb8c"/>
    </style:style>
    <style:style style:name="T78" style:family="text">
      <style:text-properties officeooo:rsid="004ccd03"/>
    </style:style>
    <style:style style:name="T79" style:family="text">
      <style:text-properties officeooo:rsid="004cce36"/>
    </style:style>
    <style:style style:name="T80" style:family="text">
      <style:text-properties officeooo:rsid="004e183d"/>
    </style:style>
    <style:style style:name="T81" style:family="text">
      <style:text-properties officeooo:rsid="004f966c"/>
    </style:style>
    <style:style style:name="T82" style:family="text">
      <style:text-properties officeooo:rsid="00516692"/>
    </style:style>
    <style:style style:name="T83" style:family="text">
      <style:text-properties officeooo:rsid="0052eed2"/>
    </style:style>
    <style:style style:name="T84" style:family="text">
      <style:text-properties officeooo:rsid="00552dbf"/>
    </style:style>
    <style:style style:name="T85" style:family="text">
      <style:text-properties officeooo:rsid="0055aaf9"/>
    </style:style>
    <style:style style:name="T86" style:family="text">
      <style:text-properties officeooo:rsid="0056c18b"/>
    </style:style>
    <style:style style:name="T87" style:family="text">
      <style:text-properties officeooo:rsid="005874e5"/>
    </style:style>
    <style:style style:name="T88" style:family="text">
      <style:text-properties officeooo:rsid="005921ab"/>
    </style:style>
    <style:style style:name="T89" style:family="text">
      <style:text-properties officeooo:rsid="005a6002"/>
    </style:style>
    <style:style style:name="T90" style:family="text">
      <style:text-properties officeooo:rsid="005c3284"/>
    </style:style>
    <style:style style:name="T91" style:family="text">
      <style:text-properties fo:font-size="8.5pt" style:font-size-asian="8.5pt" style:font-size-complex="8.5pt"/>
    </style:style>
    <style:style style:name="T92" style:family="text">
      <style:text-properties fo:font-size="8.5pt" officeooo:rsid="005c3284" style:font-size-asian="8.5pt" style:font-size-complex="8.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okipono</text:p>
      <text:p text:style-name="P20">Tokipono estas konstruita lingvo, kreita de <text:span text:style-name="T13">k</text:span>anad<text:span text:style-name="T13">a</text:span> lingvisto kaj tradukisto Sonja Lang en 2001. Ĝi estas eksperimento <text:span text:style-name="T65">esplori minimumecon de lingvo.</text:span></text:p>
      <text:p text:style-name="P7">Ĉi paĝflanko priskribas la tutan gramatikon, la alia paĝflanko enhavas la tutan vortaron.</text:p>
      <text:p text:style-name="Text_20_body"><text:span text:style-name="T65">Ĉi Klariga folio</text:span> <text:span text:style-name="T13">fare de</text:span> blinry, CC0.<text:line-break/><text:span text:style-name="T91">blinry.org/toki-pona-cheat-sheet/</text:span></text:p>
      <text:p text:style-name="P88"><text:span text:style-name="T91">Tradukita de Vaughn Seward</text:span><text:span text:style-name="T92">.</text:span></text:p>
      <text:h text:style-name="Heading_20_1" text:outline-level="1">Al<text:span text:style-name="T13">f</text:span>abet<text:span text:style-name="T13">o</text:span></text:h>
      <text:p text:style-name="Text_20_body">Tokipono u<text:span text:style-name="T13">tilas</text:span> n<text:span text:style-name="T13">aŭ</text:span> <text:span text:style-name="T13">konsonantojn</text:span> (<text:span text:style-name="Default_20_Paragraph_20_Font"><text:span text:style-name="T1">j k l m n p s t w</text:span></text:span>) <text:span text:style-name="T13">kaj</text:span> <text:span text:style-name="T13">kvin</text:span> v<text:span text:style-name="T13">okalojn</text:span> (<text:span text:style-name="Default_20_Paragraph_20_Font"><text:span text:style-name="T1">a e i o u</text:span></text:span>). Prononco ne <text:span text:style-name="T88">multe</text:span> gravas.</text:p>
      <text:h text:style-name="Heading_20_1" text:outline-level="1">Ba<text:span text:style-name="T13">zaj frazoj</text:span></text:h>
      <text:p text:style-name="Text_20_body"><text:span text:style-name="T13">La partikulo</text:span> <text:span text:style-name="Default_20_Paragraph_20_Font"><text:span text:style-name="T4">li</text:span></text:span><text:span text:style-name="T29"> </text:span><text:span text:style-name="T13">apartigas la subjekton kaj la verbon</text:span>:</text:p>
      <text:p text:style-name="Example">soweli li moku. = <text:span text:style-name="T13">La kato manĝas.</text:span></text:p>
      <text:p text:style-name="Example">jan li lape. = <text:span text:style-name="T13">La persono dormas.</text:span></text:p>
      <text:p text:style-name="P2"><text:span text:style-name="T13">Ne estas verbo “esti”; la parto post </text:span><text:span text:style-name="T5">li</text:span><text:span text:style-name="T13"> povas esti </text:span><text:span text:style-name="T14">aŭ </text:span><text:span text:style-name="T13">substantivo (o-vorto) aŭ adjektivo (a-vorto).</text:span></text:p>
      <text:p text:style-name="Example">kili li moku. = Fr<text:span text:style-name="T14">uktoj estas manĝajo</text:span>.</text:p>
      <text:p text:style-name="Example">telo li pona. = <text:span text:style-name="T14">Akvo estas </text:span><text:span text:style-name="T65">b</text:span><text:span text:style-name="T14">ona</text:span>.</text:p>
      <text:p text:style-name="Example">telo li moku. = <text:span text:style-name="T14">Akvo estas trinkaĵo</text:span>.</text:p>
      <text:p text:style-name="P3"><text:span text:style-name="T17">Se la subjekto estas </text:span><text:span text:style-name="T2">mi</text:span><text:span text:style-name="T17"> aŭ </text:span><text:span text:style-name="T2">sina</text:span><text:span text:style-name="T17">, </text:span><text:span text:style-name="T2">li </text:span><text:span text:style-name="T17">estas ĉiam e</text:span><text:span text:style-name="T18">l</text:span><text:span text:style-name="T17">lasita.</text:span></text:p>
      <text:p text:style-name="Example">mi moku. = <text:span text:style-name="T16">Mi manĝas</text:span>.</text:p>
      <text:p text:style-name="Example">sina pona. = <text:span text:style-name="T16">Vi estas bona.</text:span></text:p>
      <text:h text:style-name="Heading_20_1" text:outline-level="1">Ambigueco</text:h>
      <text:p text:style-name="P4">Tokipono <text:span text:style-name="T16">havas multe da ambigueco. Vi ofte bezonas scii la kuntekston por determini la signifon. Ekzem</text:span><text:span text:style-name="T65">pl</text:span><text:span text:style-name="T16">e, verbo ne havas tenson:</text:span></text:p>
      <text:p text:style-name="Example">mi moku. = <text:span text:style-name="T15">Mi manĝis/as/os.</text:span></text:p>
      <text:p text:style-name="P8">Multaj vortoj havas multoblaj<text:span text:style-name="T88">n</text:span> aŭ ĝeneralaj<text:span text:style-name="T88">n</text:span> signifojn:</text:p>
      <text:p text:style-name="Example">soweli = <text:span text:style-name="T21">kato / hundo / (ajna ter</text:span><text:span text:style-name="T65">mamulo</text:span><text:span text:style-name="T21">)</text:span></text:p>
      <text:p text:style-name="Example">kili = (<text:span text:style-name="T21">ajna frukto aŭ legomo)</text:span></text:p>
      <text:p text:style-name="P8">Multaj vortoj povas ludi la rolon de substantivo, adjektivo aŭ verbo:</text:p>
      <text:p text:style-name="P5">telo = <text:span text:style-name="T21">akvo / malseka / lavi</text:span></text:p>
      <text:p text:style-name="P5">pona = <text:span text:style-name="T22">b</text:span><text:span text:style-name="T21">ona, simpla / ripari</text:span></text:p>
      <text:p text:style-name="P6"><text:span text:style-name="T21">Substantivoj ne havas singularon/pluralon, </text:span><text:span text:style-name="T22">nek</text:span><text:span text:style-name="T21"> difinitan/nedifinitan artikolon:</text:span></text:p>
      <text:p text:style-name="P5">kili = <text:span text:style-name="T21">frukto / la frukto / kelkaj fruktoj / la fruktoj</text:span></text:p>
      <text:h text:style-name="P79" text:outline-level="1">Rektaj objektoj</text:h>
      <text:p text:style-name="P9"><text:span text:style-name="T23">La partikulo </text:span><text:span text:style-name="T6">e</text:span><text:span text:style-name="T23"> apartigas rektan objekton de la </text:span><text:span text:style-name="T65">antaŭo</text:span><text:span text:style-name="T23"> de la frazo.</text:span></text:p>
      <text:p text:style-name="Example">soweli li moku e telo. = <text:span text:style-name="T23">La kato trinkis la a</text:span><text:span text:style-name="T65">kv</text:span><text:span text:style-name="T23">on.</text:span></text:p>
      <text:p text:style-name="Example">mi telo e soweli. = <text:span text:style-name="T23">Mi lavas la katon.</text:span></text:p>
      <text:h text:style-name="Heading_20_1" text:outline-level="1">Modifantaj vortoj</text:h>
      <text:p text:style-name="P10">Vi povas modifi vortojn aldonante aliajn vortojn:</text:p>
      <text:p text:style-name="Example">jan lili = <text:span text:style-name="T24">homo </text:span><text:span text:style-name="T65">eta</text:span> = <text:span text:style-name="T24">infano</text:span></text:p>
      <text:p text:style-name="Example">tomo mi = <text:span text:style-name="T24">domo </text:span><text:span text:style-name="T65">mia</text:span></text:p>
      <text:p text:style-name="Example">pilin pona = <text:span text:style-name="T24">senti bona </text:span>= <text:span text:style-name="T24">esti feliĉa</text:span></text:p>
      <text:h text:style-name="P84" text:outline-level="1">Negacio</text:h>
      <text:p text:style-name="Text_20_body"><text:span text:style-name="T25">Por n</text:span>e<text:span text:style-name="T24">igi</text:span> <text:s/><text:span text:style-name="T24">vorton</text:span>, <text:span text:style-name="T24">almetu</text:span> <text:span text:style-name="Default_20_Paragraph_20_Font"><text:span text:style-name="T4">ala</text:span></text:span>:</text:p>
      <text:p text:style-name="Example">mi lape ala. = <text:span text:style-name="T24">Mi ne dormas</text:span>.</text:p>
      <text:p text:style-name="Example">jan ala li toki. = <text:span text:style-name="T24">Neniu par</text:span><text:span text:style-name="T65">o</text:span><text:span text:style-name="T24">l</text:span><text:span text:style-name="T65">a</text:span><text:span text:style-name="T24">s.</text:span></text:p>
      <text:h text:style-name="P80" text:outline-level="1">Demandoj</text:h>
      <text:p text:style-name="P11"><text:span text:style-name="T25">Por demandi jes-aŭ-ne demandojn, ŝanĝu la verbon </text:span><text:span text:style-name="T65">al</text:span><text:span text:style-name="T25"> “(verbo) </text:span><text:span text:style-name="T7">ala</text:span><text:span text:style-name="T25"> (verbo)”:</text:span></text:p>
      <text:p text:style-name="Example">sina ken ala ken lape? = <text:span text:style-name="T25">Ĉu vi povas dormi?</text:span></text:p>
      <text:p text:style-name="Example">soweli li wile ala wile moku? = <text:span text:style-name="T25">Ĉu la kato malsatas?</text:span></text:p>
      <text:p text:style-name="Text_20_body"><text:span text:style-name="T25">Alternative</text:span>, <text:span text:style-name="T25">almetu</text:span> <text:span text:style-name="Default_20_Paragraph_20_Font"><text:span text:style-name="T1">anu seme (”</text:span></text:span><text:span text:style-name="Default_20_Paragraph_20_Font"><text:span text:style-name="T3">aŭ kio</text:span></text:span><text:span text:style-name="Default_20_Paragraph_20_Font"><text:span text:style-name="T1">”)</text:span></text:span> <text:span text:style-name="T25">al la frazo</text:span>:</text:p>
      <text:p text:style-name="Example">sina wile uta e mi anu seme? = <text:span text:style-name="T25">Ĉu vi volas kisi min?</text:span></text:p>
      <text:p text:style-name="Text_20_body"><text:span text:style-name="T25">Por respondi al ĉi tiuj demandoj</text:span>, <text:span text:style-name="T25">respondu per </text:span><text:s/>“<text:span text:style-name="Default_20_Paragraph_20_Font"><text:span text:style-name="T1">(verb</text:span></text:span><text:span text:style-name="Default_20_Paragraph_20_Font"><text:span text:style-name="T3">o</text:span></text:span><text:span text:style-name="Default_20_Paragraph_20_Font"><text:span text:style-name="T1">)</text:span></text:span>” <text:span text:style-name="T25">aŭ </text:span>“<text:span text:style-name="Default_20_Paragraph_20_Font"><text:span text:style-name="T1">(verb</text:span></text:span><text:span text:style-name="Default_20_Paragraph_20_Font"><text:span text:style-name="T3">o</text:span></text:span><text:span text:style-name="Default_20_Paragraph_20_Font"><text:span text:style-name="T1">) ala</text:span></text:span>”.</text:p>
      <text:p text:style-name="P11"><text:span text:style-name="T25">Por demandi </text:span><text:span text:style-name="T66">aliajn </text:span><text:span text:style-name="T25">demandojn, </text:span><text:span text:style-name="T66">(ne</text:span><text:span text:style-name="T25"> ‘jes’ aŭ ‘ne’</text:span><text:span text:style-name="T66">)</text:span><text:span text:style-name="T25">, skribu normalan frazon kaj anstataŭigu la koncernan vorton per </text:span><text:span text:style-name="T7">seme</text:span><text:span text:style-name="T25">:</text:span></text:p>
      <text:p text:style-name="Example">sina moku e seme? = <text:span text:style-name="T66">V</text:span><text:span text:style-name="T25">i manĝas </text:span><text:span text:style-name="T66">kion</text:span><text:span text:style-name="T25">?</text:span></text:p>
      <text:p text:style-name="Example">seme li moku e kili mi? = <text:span text:style-name="T25">Kiu/kio manĝis mian frukton?</text:span></text:p>
      <text:h text:style-name="P81" text:outline-level="1"><text:bookmark-start text:name="__DdeLink__2268_3690984976"/>Modifante vortojn per <text:span text:style-name="T1">pi</text:span><text:bookmark-end text:name="__DdeLink__2268_3690984976"/></text:h>
      <text:p text:style-name="P14"><text:span text:style-name="T26">Por modifi esprimon konsistanta el grupo de vortoj, apartigu ilin per la partikulo </text:span><text:span text:style-name="T8">pi</text:span><text:span text:style-name="T26">. Ĝi ofte povas esti konsider</text:span><text:span text:style-name="T27">i</text:span><text:span text:style-name="T26">ta <text:s/>kiel “de”. Rimarku la diferencon:</text:span></text:p>
      <text:p text:style-name="Example">tomo telo nasa = <text:span text:style-name="T26">freneza akva domo</text:span> = <text:span text:style-name="T26">stranga necesejo</text:span></text:p>
      <text:p text:style-name="Example">tomo pi telo nasa = <text:span text:style-name="T26">domo de la freneza akvo</text:span> = <text:span text:style-name="T26">drinkejo</text:span></text:p>
      <text:p text:style-name="Example">jan wawa ala = <text:span text:style-name="T27">neniuj fortaj homoj</text:span></text:p>
      <text:p text:style-name="Example">jan pi wawa ala = <text:span text:style-name="T27">homoj de <text:line-break/>ne-forteco =</text:span> <text:span text:style-name="T27">malfortaj homoj</text:span></text:p>
      <text:h text:style-name="P81" text:outline-level="1">Provizante kuntekston uzante <text:span text:style-name="T1">la</text:span></text:h>
      <text:p text:style-name="P15"><text:span text:style-name="T28">Por aldoni kuntekston al frazo, antaŭmetu alian frazon aŭ esprimon, sekvante per </text:span><text:span text:style-name="T9">la</text:span><text:span text:style-name="T28">. Ĉi tiu ofte </text:span><text:span text:style-name="T88">donas frazformon</text:span><text:span text:style-name="T28"> kiel “se (parto 1a), tiam (parto 2a)” aŭ “En la kunteksto de (parto 1a), (parto 2a).</text:span></text:p>
      <text:p text:style-name="Example">mi lape la ale li pona. = <text:span text:style-name="T30">Kiam mi dormas, ĉio estas en ordo.</text:span></text:p>
      <text:h text:style-name="Heading_20_1" text:outline-level="1">T<text:span text:style-name="T30">empo</text:span></text:h>
      <text:p text:style-name="P16"><text:span text:style-name="T30">Vi povas uzi </text:span><text:span text:style-name="T10">la</text:span><text:span text:style-name="T30">-subfrazon por aldoni tempan kuntekston al frazo:</text:span></text:p>
      <text:p text:style-name="Example">tenpo ni la mi lape. = <text:span text:style-name="T66">Nun m</text:span><text:span text:style-name="T30">i dorma</text:span><text:span text:style-name="T66">s</text:span><text:span text:style-name="T30">.</text:span></text:p>
      <text:p text:style-name="Example">tenpo kama la mi lape. = <text:span text:style-name="T30">Mi dormos en la estonteco.</text:span></text:p>
      <text:p text:style-name="Example">tenpo pini la mi lape. = <text:span text:style-name="T30">Mi dormis en la </text:span><text:span text:style-name="T66">es</text:span><text:span text:style-name="T30">tinteco.</text:span></text:p>
      <text:h text:style-name="P82" text:outline-level="1">Kunmetaĵaj <text:span text:style-name="T34">f</text:span>razoj</text:h>
      <text:p text:style-name="P13"><text:span text:style-name="T66">Disigi</text:span><text:span text:style-name="T31"> pluraj</text:span><text:span text:style-name="T66">n</text:span><text:span text:style-name="T31"> subjektoj</text:span><text:span text:style-name="T66">n</text:span><text:span text:style-name="T31"> en frazo uzante </text:span><text:span text:style-name="T11">en</text:span><text:span text:style-name="T31">:</text:span></text:p>
      <text:p text:style-name="Example">lape en moku li suli. = <text:span text:style-name="T31">Dormo kaj manĝaĵo estas gravaj.</text:span></text:p>
      <text:p text:style-name="P13"><text:span text:style-name="T31">Por diri, ke la subjekto faras pli ol unu afero, vi povas uzi plurajn </text:span><text:span text:style-name="T11">li</text:span><text:span text:style-name="T31">-subfrazojn;</text:span></text:p>
      <text:p text:style-name="Example">pipi li moku li pakala. = <text:span text:style-name="T31">La insekto manĝas kaj detruas.</text:span></text:p>
      <text:p text:style-name="P13"><text:span text:style-name="T31">Se estas kelkaj rektaj objektoj de la sama verbo, vi povas uzi plurajn </text:span><text:span text:style-name="T11">e</text:span><text:span text:style-name="T31">-subfrazojn:</text:span></text:p>
      <text:p text:style-name="P12">mi moku e kili e telo. = <text:span text:style-name="T31">Mi </text:span><text:span text:style-name="T32">konsumas frukton kaj akvon.</text:span></text:p>
      <text:h text:style-name="P83" text:outline-level="1"><text:span text:style-name="T34">N</text:span>eoficiala<text:span text:style-name="T34">j vortoj</text:span></text:h>
      <text:p text:style-name="P87">Neoficialaj vortoj (kiel nomoj de landoj, lingvoj, aŭ popoloj) estas majusklitaj kaj traktataj kiel adjektivoj. Neoficiala vorto estas afiksita al substantivo, kaj ofte estas simpligita al la limigita alfabeto de Tokipono:</text:p>
      <text:p text:style-name="Example">mi jan Kapil<text:span text:style-name="T37">o</text:span>. = <text:span text:style-name="T34">Mi estas</text:span> Gabriel<text:span text:style-name="T37">o</text:span>.</text:p>
      <text:p text:style-name="Example">ma Kanata li pona lukin. = <text:span text:style-name="T34">Kanado estas bela.</text:span></text:p>
      <text:p text:style-name="Example">mi toki ala e toki Inli. = <text:span text:style-name="T34">Mi ne parolas la anglan.</text:span></text:p>
      <text:p text:style-name="Example">ma tomo Nujoka li suli. = <text:span text:style-name="T35">Novjorko estas granda</text:span>.</text:p>
      <text:h text:style-name="Heading_20_1" text:outline-level="1"><text:span text:style-name="T35">P</text:span>repozicio<text:span text:style-name="T35">j</text:span></text:h>
      <text:p text:style-name="P17"><text:span text:style-name="Default_20_Paragraph_20_Font"><text:span text:style-name="T4">lon</text:span></text:span>, <text:span text:style-name="Default_20_Paragraph_20_Font"><text:span text:style-name="T4">kepeken</text:span></text:span>, <text:span text:style-name="Default_20_Paragraph_20_Font"><text:span text:style-name="T4">tawa</text:span></text:span>, <text:span text:style-name="T35">kaj</text:span> <text:span text:style-name="Default_20_Paragraph_20_Font"><text:span text:style-name="T4">tan</text:span></text:span> <text:span text:style-name="T35">povas uzitaj kiel prepozicioj ĉe la <text:s/>la fino de la frazo:</text:span></text:p>
      <text:p text:style-name="Example">mi moku lon tomo. = <text:span text:style-name="T35">Mi manĝas en la domo.</text:span></text:p>
      <text:p text:style-name="Example">mi moku kepeken ilo moku. = <text:span text:style-name="T35">Mi manĝas per forko.</text:span></text:p>
      <text:p text:style-name="Example">sina pona tawa mi. = <text:span text:style-name="T35">Vi plaĉas min</text:span> = <text:span text:style-name="T35">Mi ŝatas vin.</text:span></text:p>
      <text:p text:style-name="Example">sina tawa weka tan seme? = <text:span text:style-name="T35">Kial vi foriras? </text:span></text:p>
      <text:h text:style-name="P85" text:outline-level="1">Ordonoj</text:h>
      <text:p text:style-name="P18"><text:span text:style-name="T36">Por deklari ordonon, uzu </text:span><text:span text:style-name="T12">o</text:span><text:span text:style-name="T36"> kaj poste, kion vi volas la persono faru:</text:span></text:p>
      <text:p text:style-name="Example">o lukin e ni! = <text:span text:style-name="T36">Rigardu ĉi tiun!</text:span></text:p>
      <text:p text:style-name="P18"><text:span text:style-name="T36">Por alparoli al iu, komencu la frazon per “(persono) </text:span><text:span text:style-name="T12">o</text:span><text:span text:style-name="T36">,”:</text:span></text:p>
      <text:p text:style-name="Example">jan Malin o, sina pona lukin. = <text:span text:style-name="T36">Malin</text:span><text:span text:style-name="T37">o</text:span><text:span text:style-name="T36">, vi estas bela.</text:span></text:p>
      <text:p text:style-name="P19"><text:span text:style-name="T36">Vi ankaŭ povas uzi ĉi tiun kunkune kun ordono, kunfandante la du </text:span><text:span text:style-name="T12">o-</text:span><text:span text:style-name="T20">vortoj</text:span><text:span text:style-name="T19">n</text:span><text:span text:style-name="T36">:</text:span></text:p>
      <text:p text:style-name="Example">jan San o tawa tomo sina. = Sam, <text:span text:style-name="T37">iru hejmen</text:span>.</text:p>
      <text:h text:style-name="Heading_20_1" text:outline-level="1">N<text:span text:style-name="T37">ombroj</text:span></text:h>
      <text:p text:style-name="Text_20_body">Kombinu nombrovortojn por a<text:span text:style-name="T66">dici</text:span>i ilin:</text:p>
      <text:p text:style-name="Example">wan = 1 <text:s text:c="4"/>tu = 2 <text:s text:c="4"/>luka = 5</text:p>
      <text:p text:style-name="Example">luka luka tu wan = 13</text:p>
      <text:h text:style-name="Heading_20_1" text:outline-level="1"><text:span text:style-name="T33">Kaj</text:span>… <text:span text:style-name="T38">jen, </text:span><text:span text:style-name="T66">ĉio</text:span>!</text:h>
      <table:table table:name="Table1" table:style-name="Table1">
        <table:table-column table:style-name="Table1.A"/>
        <table:table-column table:style-name="Table1.B"/>
        <table:table-row table:style-name="Table1.1">
          <table:table-cell table:style-name="Table1.A1" office:value-type="string">
            <text:p text:style-name="P21">a</text:p>
          </table:table-cell>
          <table:table-cell table:style-name="Table1.A1" office:value-type="string">
            <text:p text:style-name="P31">(emfazo, emocio aŭ konfirmo)</text:p>
          </table:table-cell>
        </table:table-row>
        <table:table-row table:style-name="Table1.2">
          <table:table-cell table:style-name="Table1.A1" office:value-type="string">
            <text:p text:style-name="P21">akesi</text:p>
          </table:table-cell>
          <table:table-cell table:style-name="Table1.A1" office:value-type="string">
            <text:p text:style-name="P32"><text:span text:style-name="T40">n</text:span><text:span text:style-name="T39">e-bel</text:span><text:span text:style-name="T71">et</text:span><text:span text:style-name="T39">a besto;</text:span> reptil<text:span text:style-name="T39">o</text:span>, <text:span text:style-name="T39">amfibio</text:span></text:p>
          </table:table-cell>
        </table:table-row>
        <table:table-row table:style-name="Table1.3">
          <table:table-cell table:style-name="Table1.A1" office:value-type="string">
            <text:p text:style-name="P21">ala</text:p>
          </table:table-cell>
          <table:table-cell table:style-name="Table1.A1" office:value-type="string">
            <text:p text:style-name="P31"><text:span text:style-name="T40">n</text:span><text:span text:style-name="T39">e, nul </text:span></text:p>
          </table:table-cell>
        </table:table-row>
        <table:table-row table:style-name="Table1.4">
          <table:table-cell table:style-name="Table1.A1" office:value-type="string">
            <text:p text:style-name="P21">alasa</text:p>
          </table:table-cell>
          <table:table-cell table:style-name="Table1.A1" office:value-type="string">
            <text:p text:style-name="P31"><text:span text:style-name="T40">ĉasi</text:span>, <text:span text:style-name="T71">kolekti</text:span></text:p>
          </table:table-cell>
        </table:table-row>
        <table:table-row table:style-name="Table1.5">
          <table:table-cell table:style-name="Table1.A1" office:value-type="string">
            <text:p text:style-name="P21">al<text:span text:style-name="T76">e</text:span> / <text:span text:style-name="T47">al</text:span><text:span text:style-name="T48">i</text:span></text:p>
          </table:table-cell>
          <table:table-cell table:style-name="Table1.A1" office:value-type="string">
            <text:p text:style-name="P33">ĉio, ĉiuj, abunda, <text:span text:style-name="T71">ne</text:span>nombr<text:span text:style-name="T71">ebla</text:span>; <text:s/>vivo, universo; cent (100)</text:p>
          </table:table-cell>
        </table:table-row>
        <table:table-row table:style-name="Table1.6">
          <table:table-cell table:style-name="Table1.A1" office:value-type="string">
            <text:p text:style-name="P21">anpa</text:p>
          </table:table-cell>
          <table:table-cell table:style-name="Table1.A1" office:value-type="string">
            <text:p text:style-name="P34">klin<text:span text:style-name="T71">anta</text:span> sin, malsupren, humila, <text:span text:style-name="T71">modesta, </text:span>dependa</text:p>
          </table:table-cell>
        </table:table-row>
        <table:table-row table:style-name="Table1.7">
          <table:table-cell table:style-name="Table1.A1" office:value-type="string">
            <text:p text:style-name="P21">ante</text:p>
          </table:table-cell>
          <table:table-cell table:style-name="Table1.A1" office:value-type="string">
            <text:p text:style-name="P31">malsama, ŝanĝita, alia</text:p>
          </table:table-cell>
        </table:table-row>
        <table:table-row table:style-name="Table1.8">
          <table:table-cell table:style-name="Table1.A1" office:value-type="string">
            <text:p text:style-name="P21">anu</text:p>
          </table:table-cell>
          <table:table-cell table:style-name="Table1.A1" office:value-type="string">
            <text:p text:style-name="P35">aŭ</text:p>
          </table:table-cell>
        </table:table-row>
        <table:table-row table:style-name="Table1.9">
          <table:table-cell table:style-name="Table1.A1" office:value-type="string">
            <text:p text:style-name="P21">awen</text:p>
          </table:table-cell>
          <table:table-cell table:style-name="Table1.A1" office:value-type="string">
            <text:p text:style-name="P31">ten<text:span text:style-name="T71">ata</text:span>, konservita, protektita, sekura, atend<text:span text:style-name="T71">anta</text:span>, rest<text:span text:style-name="T71">anta</text:span>; <text:span text:style-name="T41">daŭranta</text:span></text:p>
          </table:table-cell>
        </table:table-row>
        <table:table-row table:style-name="Table1.10">
          <table:table-cell table:style-name="Table1.A1" office:value-type="string">
            <text:p text:style-name="P21">e</text:p>
          </table:table-cell>
          <table:table-cell table:style-name="Table1.A1" office:value-type="string">
            <text:p text:style-name="P36">(antaŭ la rekta objekto)</text:p>
          </table:table-cell>
        </table:table-row>
        <table:table-row table:style-name="Table1.11">
          <table:table-cell table:style-name="Table1.A1" office:value-type="string">
            <text:p text:style-name="P21">en</text:p>
          </table:table-cell>
          <table:table-cell table:style-name="Table1.A1" office:value-type="string">
            <text:p text:style-name="P37">(inter pluraj subjektoj)</text:p>
          </table:table-cell>
        </table:table-row>
        <table:table-row table:style-name="Table1.12">
          <table:table-cell table:style-name="Table1.A1" office:value-type="string">
            <text:p text:style-name="P22">epiku</text:p>
          </table:table-cell>
          <table:table-cell table:style-name="Table1.A1" office:value-type="string">
            <text:p text:style-name="P65">mojosa, mir<text:span text:style-name="T88">i</text:span>nda</text:p>
          </table:table-cell>
        </table:table-row>
        <table:table-row table:style-name="Table1.13">
          <table:table-cell table:style-name="Table1.A1" office:value-type="string">
            <text:p text:style-name="P21">esun</text:p>
          </table:table-cell>
          <table:table-cell table:style-name="Table1.A1" office:value-type="string">
            <text:p text:style-name="P31">merkato, butiko, foiro, bazaro, komerca transakcio</text:p>
          </table:table-cell>
        </table:table-row>
        <table:table-row table:style-name="Table1.14">
          <table:table-cell table:style-name="Table1.A1" office:value-type="string">
            <text:p text:style-name="P21">ijo</text:p>
          </table:table-cell>
          <table:table-cell table:style-name="Table1.A1" office:value-type="string">
            <text:p text:style-name="P31"><text:span text:style-name="T71">aĵo, </text:span>afero, fenomeno, objekto, materio<text:bookmark text:name="__DdeLink__1337_1282833176"/></text:p>
          </table:table-cell>
        </table:table-row>
        <table:table-row table:style-name="Table1.15">
          <table:table-cell table:style-name="Table1.A1" office:value-type="string">
            <text:p text:style-name="P21">ike</text:p>
          </table:table-cell>
          <table:table-cell table:style-name="Table1.A1" office:value-type="string">
            <text:p text:style-name="P31">malbona, negativa; neesenca, <text:span text:style-name="T71">malgrava</text:span></text:p>
          </table:table-cell>
        </table:table-row>
        <table:table-row table:style-name="Table1.16">
          <table:table-cell table:style-name="Table1.A1" office:value-type="string">
            <text:p text:style-name="P21">ilo</text:p>
          </table:table-cell>
          <table:table-cell table:style-name="Table1.A1" office:value-type="string">
            <text:p text:style-name="P31">ilo, maŝino, <text:span text:style-name="T42">aparato</text:span><text:bookmark text:name="__DdeLink__1340_1282833176"/></text:p>
          </table:table-cell>
        </table:table-row>
        <table:table-row table:style-name="Table1.17">
          <table:table-cell table:style-name="Table1.A1" office:value-type="string">
            <text:p text:style-name="P21">insa</text:p>
          </table:table-cell>
          <table:table-cell table:style-name="Table1.A1" office:value-type="string">
            <text:p text:style-name="P38">centro, enhavo, <text:span text:style-name="T71">eno</text:span>, inter; <text:span text:style-name="T71">ena</text:span> organo, <text:span text:style-name="T71">ve</text:span><text:span text:style-name="T88">n</text:span><text:span text:style-name="T71">tro, </text:span>stomako</text:p>
          </table:table-cell>
        </table:table-row>
        <table:table-row table:style-name="Table1.18">
          <table:table-cell table:style-name="Table1.A1" office:value-type="string">
            <text:p text:style-name="P21">jaki</text:p>
          </table:table-cell>
          <table:table-cell table:style-name="Table1.A1" office:value-type="string">
            <text:p text:style-name="P31"><text:span text:style-name="T71">naŭza</text:span>, obscena, malsana, <text:span text:style-name="T71">toksa</text:span>, malpura, <text:bookmark text:name="__DdeLink__1342_1282833176"/><text:span text:style-name="T45">malhigiena</text:span></text:p>
          </table:table-cell>
        </table:table-row>
        <table:table-row table:style-name="Table1.19">
          <table:table-cell table:style-name="Table1.A1" office:value-type="string">
            <text:p text:style-name="P21">jan</text:p>
          </table:table-cell>
          <table:table-cell table:style-name="Table1.A1" office:value-type="string">
            <text:p text:style-name="P31">homo, persono, iu<text:bookmark text:name="__DdeLink__1344_1282833176"/></text:p>
          </table:table-cell>
        </table:table-row>
        <table:table-row table:style-name="Table1.20">
          <table:table-cell table:style-name="Table1.A1" office:value-type="string">
            <text:p text:style-name="P23">jasima</text:p>
          </table:table-cell>
          <table:table-cell table:style-name="Table1.A1" office:value-type="string">
            <text:p text:style-name="P66">reflekti, renversa</text:p>
          </table:table-cell>
        </table:table-row>
        <table:table-row table:style-name="Table1.21">
          <table:table-cell table:style-name="Table1.A1" office:value-type="string">
            <text:p text:style-name="P21">jelo</text:p>
          </table:table-cell>
          <table:table-cell table:style-name="Table1.A1" office:value-type="string">
            <text:p text:style-name="P39"><text:bookmark-start text:name="__DdeLink__1346_1282833176"/>f<text:bookmark-end text:name="__DdeLink__1346_1282833176"/>lava, flaveca</text:p>
          </table:table-cell>
        </table:table-row>
        <table:table-row table:style-name="Table1.22">
          <table:table-cell table:style-name="Table1.A1" office:value-type="string">
            <text:p text:style-name="P21">jo</text:p>
          </table:table-cell>
          <table:table-cell table:style-name="Table1.A1" office:value-type="string">
            <text:p text:style-name="P31">havi, porti, enhavi, <text:span text:style-name="T46">teni</text:span><text:bookmark text:name="__DdeLink__1348_1282833176"/></text:p>
          </table:table-cell>
        </table:table-row>
        <table:table-row table:style-name="Table1.23">
          <table:table-cell table:style-name="Table1.A1" office:value-type="string">
            <text:p text:style-name="P21">kala</text:p>
          </table:table-cell>
          <table:table-cell table:style-name="Table1.A1" office:value-type="string">
            <text:p text:style-name="P31">fiŝo, mara besto, mara <text:span text:style-name="T71">viva</text:span>ĵo</text:p>
          </table:table-cell>
        </table:table-row>
        <table:table-row table:style-name="Table1.24">
          <table:table-cell table:style-name="Table1.A1" office:value-type="string">
            <text:p text:style-name="P21">kalama</text:p>
          </table:table-cell>
          <table:table-cell table:style-name="Table1.A1" office:value-type="string">
            <text:p text:style-name="P31"><text:span text:style-name="T71">fari</text:span> sonon; reciti, elparoli laŭte<text:bookmark text:name="__DdeLink__1351_1282833176"/></text:p>
          </table:table-cell>
        </table:table-row>
        <table:table-row table:style-name="Table1.25">
          <table:table-cell table:style-name="Table1.A1" office:value-type="string">
            <text:p text:style-name="P21">kama</text:p>
          </table:table-cell>
          <table:table-cell table:style-name="Table1.A1" office:value-type="string">
            <text:p text:style-name="P31"><text:span text:style-name="T71">alvenanta</text:span>, <text:span text:style-name="T71">venonta</text:span>, estont<text:span text:style-name="T88">ec</text:span>a, kunvokita; iĝi, sukcesi</text:p>
          </table:table-cell>
        </table:table-row>
        <table:table-row table:style-name="Table1.26">
          <table:table-cell table:style-name="Table1.A1" office:value-type="string">
            <text:p text:style-name="P21">kasi</text:p>
          </table:table-cell>
          <table:table-cell table:style-name="Table1.A1" office:value-type="string">
            <text:p text:style-name="P68">plant<text:span text:style-name="T55">o</text:span>, vegetaĵo; herbo, folio</text:p>
          </table:table-cell>
        </table:table-row>
        <table:table-row table:style-name="Table1.27">
          <table:table-cell table:style-name="Table1.A1" office:value-type="string">
            <text:p text:style-name="P21">ken</text:p>
          </table:table-cell>
          <table:table-cell table:style-name="Table1.A1" office:value-type="string">
            <text:p text:style-name="P69">povi, <text:span text:style-name="T72">rajti</text:span>, ebla</text:p>
          </table:table-cell>
        </table:table-row>
        <table:table-row table:style-name="Table1.28">
          <table:table-cell table:style-name="Table1.A1" office:value-type="string">
            <text:p text:style-name="P21">kepeken</text:p>
          </table:table-cell>
          <table:table-cell table:style-name="Table1.A1" office:value-type="string">
            <text:p text:style-name="P31">uzi<text:span text:style-name="T56">, </text:span>per, <text:span text:style-name="T73">uzante</text:span></text:p>
          </table:table-cell>
        </table:table-row>
        <table:table-row table:style-name="Table1.29">
          <table:table-cell table:style-name="Table1.A1" office:value-type="string">
            <text:p text:style-name="P23">ki<text:span text:style-name="T80">j</text:span>etesan-takalu</text:p>
          </table:table-cell>
          <table:table-cell table:style-name="Table1.A1" office:value-type="string">
            <text:p text:style-name="P66">lavurso, musteloidoj</text:p>
          </table:table-cell>
        </table:table-row>
        <table:table-row table:style-name="Table1.30">
          <table:table-cell table:style-name="Table1.A1" office:value-type="string">
            <text:p text:style-name="P21">kili</text:p>
          </table:table-cell>
          <table:table-cell table:style-name="Table1.A1" office:value-type="string">
            <text:p text:style-name="P40">frukto, legomo,<text:span text:style-name="T73"> </text:span>fungo</text:p>
          </table:table-cell>
        </table:table-row>
        <table:table-row table:style-name="Table1.31">
          <table:table-cell table:style-name="Table1.A1" office:value-type="string">
            <text:p text:style-name="P21">kin</text:p>
          </table:table-cell>
          <table:table-cell table:style-name="Table1.A1" office:value-type="string">
            <text:p text:style-name="P31"><text:span text:style-name="T56">ja</text:span>, ankoraŭ, ankaŭ, <text:span text:style-name="T89">cetere</text:span></text:p>
          </table:table-cell>
        </table:table-row>
        <table:table-row table:style-name="Table1.32">
          <table:table-cell table:style-name="Table1.A1" office:value-type="string">
            <text:p text:style-name="P24">kipisi</text:p>
          </table:table-cell>
          <table:table-cell table:style-name="Table1.A1" office:value-type="string">
            <text:p text:style-name="P67">dividi, fendi, tranĉi, dividaĵo, tranĉo, parto</text:p>
          </table:table-cell>
        </table:table-row>
        <table:table-row table:style-name="Table1.33">
          <table:table-cell table:style-name="Table1.A1" office:value-type="string">
            <text:p text:style-name="P21">kiwen</text:p>
          </table:table-cell>
          <table:table-cell table:style-name="Table1.A1" office:value-type="string">
            <text:p text:style-name="P31">malmol<text:span text:style-name="T73">aĵo</text:span>, metalo, roko, <text:span text:style-name="T42">ŝtono</text:span></text:p>
          </table:table-cell>
        </table:table-row>
        <table:table-row table:style-name="Table1.34">
          <table:table-cell table:style-name="Table1.A1" office:value-type="string">
            <text:p text:style-name="P21">ko</text:p>
          </table:table-cell>
          <table:table-cell table:style-name="Table1.A1" office:value-type="string">
            <text:p text:style-name="P69">argilo, kunteniĝanta/<text:span text:style-name="T74">glueca</text:span><text:bookmark-start text:name="__DdeLink__2702_3390337390"/> formo<text:bookmark-end text:name="__DdeLink__2702_3390337390"/>, pasto, duonsolida<text:span text:style-name="T74">ĵo</text:span>, pulvoro</text:p>
          </table:table-cell>
        </table:table-row>
        <table:table-row table:style-name="Table1.35">
          <table:table-cell table:style-name="Table1.A1" office:value-type="string">
            <text:p text:style-name="P24">kokosila</text:p>
          </table:table-cell>
          <table:table-cell table:style-name="Table1.A1" office:value-type="string">
            <text:p text:style-name="P41">krokodili (paroli alian lingvon ol Tokiponon en Tokipona medio)</text:p>
          </table:table-cell>
        </table:table-row>
        <table:table-row table:style-name="Table1.36">
          <table:table-cell table:style-name="Table1.A1" office:value-type="string">
            <text:p text:style-name="P21">kon</text:p>
          </table:table-cell>
          <table:table-cell table:style-name="Table1.A1" office:value-type="string">
            <text:p text:style-name="P31">aero, spiro; esenco, spirito; kaŝita real<text:span text:style-name="T74">aĵ</text:span>o, nevid<text:span text:style-name="T74">ata</text:span> agento<text:bookmark text:name="__DdeLink__6938_1282833176"/></text:p>
          </table:table-cell>
        </table:table-row>
        <table:table-row table:style-name="Table1.37">
          <table:table-cell table:style-name="Table1.A1" office:value-type="string">
            <text:p text:style-name="P25">ku</text:p>
          </table:table-cell>
          <table:table-cell table:style-name="Table1.A1" office:value-type="string">
            <text:p text:style-name="P42">interagi kun “Toki Pona Dictionary” (<text:span text:style-name="T82">vortaro</text:span> de Sonja Lang)</text:p>
          </table:table-cell>
        </table:table-row>
        <table:table-row table:style-name="Table1.38">
          <table:table-cell table:style-name="Table1.A1" office:value-type="string">
            <text:p text:style-name="P21">kule</text:p>
          </table:table-cell>
          <table:table-cell table:style-name="Table1.A1" office:value-type="string">
            <text:p text:style-name="P31"><text:span text:style-name="T57">koloro, </text:span>bunta, pigmentita, pentrita</text:p>
          </table:table-cell>
        </table:table-row>
        <table:table-row table:style-name="Table1.39">
          <table:table-cell table:style-name="Table1.A1" office:value-type="string">
            <text:p text:style-name="P21">kulupu</text:p>
          </table:table-cell>
          <table:table-cell table:style-name="Table1.A1" office:value-type="string">
            <text:p text:style-name="P31">komunumo, kompanio, grupo, nacio, socio, tribo<text:bookmark text:name="__DdeLink__6941_1282833176"/></text:p>
          </table:table-cell>
        </table:table-row>
        <table:table-row table:style-name="Table1.40">
          <table:table-cell table:style-name="Table1.A1" office:value-type="string">
            <text:p text:style-name="P21">kute</text:p>
          </table:table-cell>
          <table:table-cell table:style-name="Table1.A1" office:value-type="string">
            <text:p text:style-name="P70">orelo; aŭdi, aŭskulti; atenti, obei</text:p>
          </table:table-cell>
        </table:table-row>
        <table:table-row table:style-name="Table1.41">
          <table:table-cell table:style-name="Table1.A1" office:value-type="string">
            <text:p text:style-name="P21">la</text:p>
          </table:table-cell>
          <table:table-cell table:style-name="Table1.A1" office:value-type="string">
            <text:p text:style-name="P43">(inter la kunteksta frazo<text:span text:style-name="T74">parto</text:span> kaj la ĉeffrazo)<text:bookmark text:name="__DdeLink__6944_1282833176"/></text:p>
          </table:table-cell>
        </table:table-row>
        <table:table-row table:style-name="Table1.42">
          <table:table-cell table:style-name="Table1.A1" office:value-type="string">
            <text:p text:style-name="P26">lanpan</text:p>
          </table:table-cell>
          <table:table-cell table:style-name="Table1.A1" office:value-type="string">
            <text:p text:style-name="P44">(for)preni, (ek)kapti, ŝteli</text:p>
          </table:table-cell>
        </table:table-row>
        <table:table-row table:style-name="Table1.43">
          <table:table-cell table:style-name="Table1.A1" office:value-type="string">
            <text:p text:style-name="P21">lape</text:p>
          </table:table-cell>
          <table:table-cell table:style-name="Table1.A1" office:value-type="string">
            <text:p text:style-name="P45"><text:bookmark-start text:name="__DdeLink__6946_1282833176"/>d<text:bookmark-end text:name="__DdeLink__6946_1282833176"/>orm<text:span text:style-name="T74">anta</text:span>, ripoz<text:span text:style-name="T74">anta</text:span></text:p>
          </table:table-cell>
        </table:table-row>
        <table:table-row table:style-name="Table1.44">
          <table:table-cell table:style-name="Table1.A1" office:value-type="string">
            <text:p text:style-name="P21">laso</text:p>
          </table:table-cell>
          <table:table-cell table:style-name="Table1.A1" office:value-type="string">
            <text:p text:style-name="P71"><text:bookmark-start text:name="__DdeLink__6948_1282833176"/>blua, verda<text:bookmark-end text:name="__DdeLink__6948_1282833176"/></text:p>
          </table:table-cell>
        </table:table-row>
        <table:table-row table:style-name="Table1.45">
          <table:table-cell table:style-name="Table1.A1" office:value-type="string">
            <text:p text:style-name="P21">lawa</text:p>
          </table:table-cell>
          <table:table-cell table:style-name="Table1.A1" office:value-type="string">
            <text:p text:style-name="P71">kapo, menso; regi, direkti, gvidi, posedi, plani, reguligi</text:p>
          </table:table-cell>
        </table:table-row>
        <table:table-row table:style-name="Table1.46">
          <table:table-cell table:style-name="Table1.A1" office:value-type="string">
            <text:p text:style-name="P27">leko</text:p>
          </table:table-cell>
          <table:table-cell table:style-name="Table1.A1" office:value-type="string">
            <text:p text:style-name="P46">kvadrato, kubo, bloko, ŝtupo, briko</text:p>
          </table:table-cell>
        </table:table-row>
        <table:table-row table:style-name="Table1.47">
          <table:table-cell table:style-name="Table1.A1" office:value-type="string">
            <text:p text:style-name="P21">len</text:p>
          </table:table-cell>
          <table:table-cell table:style-name="Table1.A1" office:value-type="string">
            <text:p text:style-name="P47">ŝtofo, vestaĵo, teksaĵo; kovr<text:span text:style-name="T75">aĵ</text:span>o, tavolo de privateco<text:bookmark text:name="__DdeLink__6951_1282833176"/></text:p>
          </table:table-cell>
        </table:table-row>
        <table:table-row table:style-name="Table1.48">
          <table:table-cell table:style-name="Table1.A1" office:value-type="string">
            <text:p text:style-name="P21">lete</text:p>
          </table:table-cell>
          <table:table-cell table:style-name="Table1.A1" office:value-type="string">
            <text:p text:style-name="P47">malvarma; nekuirita, kruda</text:p>
          </table:table-cell>
        </table:table-row>
        <table:table-row table:style-name="Table1.49">
          <table:table-cell table:style-name="Table1.A1" office:value-type="string">
            <text:p text:style-name="P21">li</text:p>
          </table:table-cell>
          <table:table-cell table:style-name="Table1.A1" office:value-type="string">
            <text:p text:style-name="P47">(inter iu ajn subjekto krom <text:span text:style-name="T4">mi</text:span> sola aŭ <text:span text:style-name="T4">sina</text:span> sol<text:span text:style-name="T58">a</text:span> kaj ĝia verbo; ankaŭ enkonduki novan verbon por la sama <text:span text:style-name="T42">subjekto</text:span>)</text:p>
          </table:table-cell>
        </table:table-row>
        <table:table-row table:style-name="Table1.50">
          <table:table-cell table:style-name="Table1.A1" office:value-type="string">
            <text:p text:style-name="P21">lili</text:p>
          </table:table-cell>
          <table:table-cell table:style-name="Table1.A1" office:value-type="string">
            <text:p text:style-name="P31">malgranda, mallonga; malmulta; iom<text:span text:style-name="T59">ete</text:span>; juna</text:p>
          </table:table-cell>
        </table:table-row>
        <table:table-row table:style-name="Table1.51">
          <table:table-cell table:style-name="Table1.A1" office:value-type="string">
            <text:p text:style-name="P21">linja</text:p>
          </table:table-cell>
          <table:table-cell table:style-name="Table1.A1" office:value-type="string">
            <text:p text:style-name="P48">longa kaj fleksebla afero; ŝnuro, haro, fadeno</text:p>
          </table:table-cell>
        </table:table-row>
        <table:table-row table:style-name="Table1.52">
          <table:table-cell table:style-name="Table1.A1" office:value-type="string">
            <text:p text:style-name="P21">lipu</text:p>
          </table:table-cell>
          <table:table-cell table:style-name="Table1.A1" office:value-type="string">
            <text:p text:style-name="P48">plata objekto; libro, dokumento, karto, papero, muzikdisko, retejo</text:p>
          </table:table-cell>
        </table:table-row>
        <table:table-row table:style-name="Table1.53">
          <table:table-cell table:style-name="Table1.A1" office:value-type="string">
            <text:p text:style-name="P21">loje</text:p>
          </table:table-cell>
          <table:table-cell table:style-name="Table1.A1" office:value-type="string">
            <text:p text:style-name="P49">ruĝa, ruĝeca</text:p>
          </table:table-cell>
        </table:table-row>
        <table:table-row table:style-name="Table1.54">
          <table:table-cell table:style-name="Table1.A1" office:value-type="string">
            <text:p text:style-name="P21">lon</text:p>
          </table:table-cell>
          <table:table-cell table:style-name="Table1.A1" office:value-type="string">
            <text:p text:style-name="P31">situante ĉe, ĉeestanta ĉe, reala, vera, <text:span text:style-name="T42">ekzistanta</text:span></text:p>
          </table:table-cell>
        </table:table-row>
        <table:table-row table:style-name="Table1.55">
          <table:table-cell table:style-name="Table1.A1" office:value-type="string">
            <text:p text:style-name="P21">luka</text:p>
          </table:table-cell>
          <table:table-cell table:style-name="Table1.A1" office:value-type="string">
            <text:p text:style-name="P31">brako, mano, <text:span text:style-name="T78">tuŝ</text:span>organo; kvin <text:span text:style-name="T77">(5)</text:span></text:p>
          </table:table-cell>
        </table:table-row>
        <table:table-row table:style-name="Table1.56">
          <table:table-cell table:style-name="Table1.A1" office:value-type="string">
            <text:p text:style-name="P21">lukin</text:p>
          </table:table-cell>
          <table:table-cell table:style-name="Table1.A1" office:value-type="string">
            <text:p text:style-name="P31">rigardi, vidi, ekzameni, observi, legi, <text:span text:style-name="T78">spekti</text:span>; serĉi, provi</text:p>
          </table:table-cell>
        </table:table-row>
        <table:table-row table:style-name="Table1.57">
          <table:table-cell table:style-name="Table1.A1" office:value-type="string">
            <text:p text:style-name="P21">lupa</text:p>
          </table:table-cell>
          <table:table-cell table:style-name="Table1.A1" office:value-type="string">
            <text:p text:style-name="P31">pordo, truo, orifico, fenestro</text:p>
          </table:table-cell>
        </table:table-row>
        <table:table-row table:style-name="Table1.58">
          <table:table-cell table:style-name="Table1.A1" office:value-type="string">
            <text:p text:style-name="P21">ma</text:p>
          </table:table-cell>
          <table:table-cell table:style-name="Table1.A1" office:value-type="string">
            <text:p text:style-name="P31">tero, <text:span text:style-name="T78">terpeco</text:span>; ekster<text:span text:style-name="T78">domo subĉiela loko</text:span>, mondo; lando, teritorio; <text:span text:style-name="T42">grundo</text:span></text:p>
          </table:table-cell>
        </table:table-row>
        <table:table-row table:style-name="Table1.59">
          <table:table-cell table:style-name="Table1.A1" office:value-type="string">
            <text:p text:style-name="P21">mama</text:p>
          </table:table-cell>
          <table:table-cell table:style-name="Table1.A1" office:value-type="string">
            <text:p text:style-name="P31">gepatro, praulo; kreinto; <text:span text:style-name="T78">prizorganto</text:span>, <text:span text:style-name="T78">bontenanto</text:span></text:p>
          </table:table-cell>
        </table:table-row>
        <table:table-row table:style-name="Table1.60">
          <table:table-cell table:style-name="Table1.A1" office:value-type="string">
            <text:p text:style-name="P21">mani</text:p>
          </table:table-cell>
          <table:table-cell table:style-name="Table1.A1" office:value-type="string">
            <text:p text:style-name="P31">mono, ŝparaĵo, riĉaĵo<text:span text:style-name="T78">j</text:span>; <text:span text:style-name="T43">bruto, </text:span><text:span text:style-name="T49">granda malsovaĝa besto</text:span></text:p>
          </table:table-cell>
        </table:table-row>
        <table:table-row table:style-name="Table1.61">
          <table:table-cell table:style-name="Table1.A1" office:value-type="string">
            <text:p text:style-name="P21">meli</text:p>
          </table:table-cell>
          <table:table-cell table:style-name="Table1.A1" office:value-type="string">
            <text:p text:style-name="P31">virino, in<text:span text:style-name="T60">o</text:span>, edzino</text:p>
          </table:table-cell>
        </table:table-row>
        <table:table-row table:style-name="Table1.62">
          <table:table-cell table:style-name="Table1.A1" office:value-type="string">
            <text:p text:style-name="P28">meso</text:p>
          </table:table-cell>
          <table:table-cell table:style-name="Table1.A1" office:value-type="string">
            <text:p text:style-name="P50">averaĝo, modera, meza, mezgranda, mezkvalita, ordinara</text:p>
          </table:table-cell>
        </table:table-row>
        <table:table-row table:style-name="Table1.63">
          <table:table-cell table:style-name="Table1.A1" office:value-type="string">
            <text:p text:style-name="P21">mi</text:p>
          </table:table-cell>
          <table:table-cell table:style-name="Table1.A1" office:value-type="string">
            <text:p text:style-name="P51">mi, ni</text:p>
          </table:table-cell>
        </table:table-row>
        <table:table-row table:style-name="Table1.64">
          <table:table-cell table:style-name="Table1.A1" office:value-type="string">
            <text:p text:style-name="P21">mije</text:p>
          </table:table-cell>
          <table:table-cell table:style-name="Table1.A1" office:value-type="string">
            <text:p text:style-name="P31">viro, <text:span text:style-name="T60">virseksulo, </text:span><text:span text:style-name="T42">edzo</text:span></text:p>
          </table:table-cell>
        </table:table-row>
        <table:table-row table:style-name="Table1.65">
          <table:table-cell table:style-name="Table1.A1" office:value-type="string">
            <text:p text:style-name="P29">misikeke</text:p>
          </table:table-cell>
          <table:table-cell table:style-name="Table1.A1" office:value-type="string">
            <text:p text:style-name="P53">medikamento, kuracilo, kuraci, pilolo, medicina</text:p>
          </table:table-cell>
        </table:table-row>
        <table:table-row table:style-name="Table1.66">
          <table:table-cell table:style-name="Table1.A1" office:value-type="string">
            <text:p text:style-name="P21">moku</text:p>
          </table:table-cell>
          <table:table-cell table:style-name="Table1.A1" office:value-type="string">
            <text:p text:style-name="P31">manĝi, trinki, konsumi, gluti</text:p>
          </table:table-cell>
        </table:table-row>
        <table:table-row table:style-name="Table1.67">
          <table:table-cell table:style-name="Table1.A1" office:value-type="string">
            <text:p text:style-name="P21">moli</text:p>
          </table:table-cell>
          <table:table-cell table:style-name="Table1.A1" office:value-type="string">
            <text:p text:style-name="P52">mortinta, mortanta</text:p>
          </table:table-cell>
        </table:table-row>
        <table:table-row table:style-name="Table1.68">
          <table:table-cell table:style-name="Table1.A1" office:value-type="string">
            <text:p text:style-name="P21">monsi</text:p>
          </table:table-cell>
          <table:table-cell table:style-name="Table1.A1" office:value-type="string">
            <text:p text:style-name="P31">malantaŭ<text:span text:style-name="T79">o</text:span>, <text:span text:style-name="T60">dorso</text:span></text:p>
          </table:table-cell>
        </table:table-row>
        <table:table-row table:style-name="Table1.69">
          <table:table-cell table:style-name="Table1.A1" office:value-type="string">
            <text:p text:style-name="P29">monsuta</text:p>
          </table:table-cell>
          <table:table-cell table:style-name="Table1.A1" office:value-type="string">
            <text:p text:style-name="P53">timiga, timigaĵo, monstro, timinda sovaĝbesto, demono, maltrankviliga</text:p>
          </table:table-cell>
        </table:table-row>
        <table:table-row table:style-name="Table1.70">
          <table:table-cell table:style-name="Table1.A1" office:value-type="string">
            <text:p text:style-name="P21">mu</text:p>
          </table:table-cell>
          <table:table-cell table:style-name="Table1.A1" office:value-type="string">
            <text:p text:style-name="P31">(<text:span text:style-name="T79">bleko, aŭ alia </text:span>besta <text:span text:style-name="T79">son</text:span>o aŭ <text:span text:style-name="T42">komunikado</text:span>)</text:p>
          </table:table-cell>
        </table:table-row>
        <table:table-row table:style-name="Table1.71">
          <table:table-cell table:style-name="Table1.A1" office:value-type="string">
            <text:p text:style-name="P21">mun</text:p>
          </table:table-cell>
          <table:table-cell table:style-name="Table1.A1" office:value-type="string">
            <text:p text:style-name="P31">luno, nokta ĉiel<text:span text:style-name="T61">a</text:span> objekto, stelo</text:p>
          </table:table-cell>
        </table:table-row>
        <table:table-row table:style-name="Table1.72">
          <table:table-cell table:style-name="Table1.A1" office:value-type="string">
            <text:p text:style-name="P21">musi</text:p>
          </table:table-cell>
          <table:table-cell table:style-name="Table1.A1" office:value-type="string">
            <text:p text:style-name="P31">arta, <text:span text:style-name="T79">amuza</text:span>, frivola, lude<text:span text:style-name="T79">c</text:span>a</text:p>
          </table:table-cell>
        </table:table-row>
        <table:table-row table:style-name="Table1.73">
          <table:table-cell table:style-name="Table1.A1" office:value-type="string">
            <text:p text:style-name="P21">mute</text:p>
          </table:table-cell>
          <table:table-cell table:style-name="Table1.A1" office:value-type="string">
            <text:p text:style-name="P54">multaj, <text:span text:style-name="T79">multe</text:span>, <text:span text:style-name="T79">pluraj,</text:span> tre; kvanto; <text:span text:style-name="T44">dudek </text:span><text:span text:style-name="T50">(20)</text:span></text:p>
          </table:table-cell>
        </table:table-row>
        <table:table-row table:style-name="Table1.74">
          <table:table-cell table:style-name="Table1.A1" office:value-type="string">
            <text:p text:style-name="P30">n</text:p>
          </table:table-cell>
          <table:table-cell table:style-name="Table1.A1" office:value-type="string">
            <text:p text:style-name="P55">hm, nu</text:p>
          </table:table-cell>
        </table:table-row>
        <table:table-row table:style-name="Table1.75">
          <table:table-cell table:style-name="Table1.A1" office:value-type="string">
            <text:p text:style-name="P21">namako</text:p>
          </table:table-cell>
          <table:table-cell table:style-name="Table1.A1" office:value-type="string">
            <text:p text:style-name="P31">spico, kroma, <text:span text:style-name="T85">bonuso</text:span></text:p>
          </table:table-cell>
        </table:table-row>
        <table:table-row table:style-name="Table1.76">
          <table:table-cell table:style-name="Table1.A1" office:value-type="string">
            <text:p text:style-name="P21">nanpa</text:p>
          </table:table-cell>
          <table:table-cell table:style-name="Table1.A1" office:value-type="string">
            <text:p text:style-name="P31">-<text:span text:style-name="T62">a </text:span>(<text:span text:style-name="T62">indikas pozicion en vicordo</text:span>); nombro<text:span text:style-name="T79">j</text:span>, <text:span text:style-name="T62">cifero</text:span><text:span text:style-name="T79">j</text:span></text:p>
          </table:table-cell>
        </table:table-row>
        <table:table-row table:style-name="Table1.77">
          <table:table-cell table:style-name="Table1.A1" office:value-type="string">
            <text:p text:style-name="P21">nasa</text:p>
          </table:table-cell>
          <table:table-cell table:style-name="Table1.A1" office:value-type="string">
            <text:p text:style-name="P31">nekutima, stranga; mal<text:span text:style-name="T79">serioza</text:span>, <text:span text:style-name="T79">stulteta</text:span>; <text:span text:style-name="T42">ebria</text:span></text:p>
          </table:table-cell>
        </table:table-row>
        <table:table-row table:style-name="Table1.78">
          <table:table-cell table:style-name="Table1.A1" office:value-type="string">
            <text:p text:style-name="P21">nasin</text:p>
          </table:table-cell>
          <table:table-cell table:style-name="Table1.A1" office:value-type="string">
            <text:p text:style-name="P31">vojo, kutimo, doktrino, metodo, <text:span text:style-name="T79">maniero</text:span></text:p>
          </table:table-cell>
        </table:table-row>
        <table:table-row table:style-name="Table1.79">
          <table:table-cell table:style-name="Table1.A1" office:value-type="string">
            <text:p text:style-name="P21">nena</text:p>
          </table:table-cell>
          <table:table-cell table:style-name="Table1.A1" office:value-type="string">
            <text:p text:style-name="P31"><text:span text:style-name="T68">tubero</text:span>, butono, monteto, monto, nazo, elstaraĵo</text:p>
          </table:table-cell>
        </table:table-row>
        <table:table-row table:style-name="Table1.80">
          <table:table-cell table:style-name="Table1.A1" office:value-type="string">
            <text:p text:style-name="P21">ni</text:p>
          </table:table-cell>
          <table:table-cell table:style-name="Table1.A1" office:value-type="string">
            <text:p text:style-name="P41">(ĉi) tiu, (ĉi) tio</text:p>
          </table:table-cell>
        </table:table-row>
        <table:table-row table:style-name="Table1.81">
          <table:table-cell table:style-name="Table1.A1" office:value-type="string">
            <text:p text:style-name="P21">nimi</text:p>
          </table:table-cell>
          <table:table-cell table:style-name="Table1.A1" office:value-type="string">
            <text:p text:style-name="P56">nomo, <text:span text:style-name="T42">vorto</text:span></text:p>
          </table:table-cell>
        </table:table-row>
        <table:table-row table:style-name="Table1.82">
          <table:table-cell table:style-name="Table1.A1" office:value-type="string">
            <text:p text:style-name="P21">noka</text:p>
          </table:table-cell>
          <table:table-cell table:style-name="Table1.A1" office:value-type="string">
            <text:p text:style-name="P31">piedo, kruro, <text:span text:style-name="T81">movi</text:span><text:span text:style-name="T88">g</text:span><text:span text:style-name="T81">a </text:span>organo; <text:span text:style-name="T81">malsupro, malsupra parto</text:span></text:p>
          </table:table-cell>
        </table:table-row>
        <table:table-row table:style-name="Table1.83">
          <table:table-cell table:style-name="Table1.A1" office:value-type="string">
            <text:p text:style-name="P21">o</text:p>
          </table:table-cell>
          <table:table-cell table:style-name="Table1.A1" office:value-type="string">
            <text:p text:style-name="P31"><text:span text:style-name="T68">H</text:span>ej! Ho! (vokativo aŭ imperativo)</text:p>
          </table:table-cell>
        </table:table-row>
        <table:table-row table:style-name="Table1.84">
          <table:table-cell table:style-name="Table1.A1" office:value-type="string">
            <text:p text:style-name="P75">oko</text:p>
          </table:table-cell>
          <table:table-cell table:style-name="Table1.A1" office:value-type="string">
            <text:p text:style-name="P72">okulo, <text:span text:style-name="T80">vidkapablo</text:span></text:p>
          </table:table-cell>
        </table:table-row>
        <table:table-row table:style-name="Table1.85">
          <table:table-cell table:style-name="Table1.A1" office:value-type="string">
            <text:p text:style-name="P21">olin</text:p>
          </table:table-cell>
          <table:table-cell table:style-name="Table1.A1" office:value-type="string">
            <text:p text:style-name="P31">ami, havi kompaton, respekti, montri korinklinon al</text:p>
          </table:table-cell>
        </table:table-row>
        <table:table-row table:style-name="Table1.86">
          <table:table-cell table:style-name="Table1.A1" office:value-type="string">
            <text:p text:style-name="P21">ona</text:p>
          </table:table-cell>
          <table:table-cell table:style-name="Table1.A1" office:value-type="string">
            <text:p text:style-name="P71">li, ŝi, ĝi, <text:span text:style-name="T63">(ri), </text:span>ili</text:p>
          </table:table-cell>
        </table:table-row>
        <table:table-row table:style-name="Table1.87">
          <table:table-cell table:style-name="Table1.A1" office:value-type="string">
            <text:p text:style-name="P21">open</text:p>
          </table:table-cell>
          <table:table-cell table:style-name="Table1.A1" office:value-type="string">
            <text:p text:style-name="P31">komenci; malferm<text:span text:style-name="T64">i</text:span>; ŝalti</text:p>
          </table:table-cell>
        </table:table-row>
        <table:table-row table:style-name="Table1.88">
          <table:table-cell table:style-name="Table1.A1" office:value-type="string">
            <text:p text:style-name="P21">pakala</text:p>
          </table:table-cell>
          <table:table-cell table:style-name="Table1.A1" office:value-type="string">
            <text:p text:style-name="P57">fuŝita, rompita, difektita, <text:span text:style-name="T82">damaĝita</text:span></text:p>
          </table:table-cell>
        </table:table-row>
        <table:table-row table:style-name="Table1.89">
          <table:table-cell table:style-name="Table1.A1" office:value-type="string">
            <text:p text:style-name="P21">pali</text:p>
          </table:table-cell>
          <table:table-cell table:style-name="Table1.A1" office:value-type="string">
            <text:p text:style-name="P31">fari, <text:span text:style-name="T64">pri</text:span>agi, <text:span text:style-name="T64">pri</text:span>labori; konstrui, prepari</text:p>
          </table:table-cell>
        </table:table-row>
        <table:table-row table:style-name="Table1.90">
          <table:table-cell table:style-name="Table1.A1" office:value-type="string">
            <text:p text:style-name="P21">palisa</text:p>
          </table:table-cell>
          <table:table-cell table:style-name="Table1.A1" office:value-type="string">
            <text:p text:style-name="P57"><text:span text:style-name="T82">io </text:span>longa <text:span text:style-name="T82">kaj rigida</text:span>; branĉo, <text:span text:style-name="T82">stango</text:span>, bastono</text:p>
          </table:table-cell>
        </table:table-row>
        <table:table-row table:style-name="Table1.91">
          <table:table-cell table:style-name="Table1.A1" office:value-type="string">
            <text:p text:style-name="P21">pan</text:p>
          </table:table-cell>
          <table:table-cell table:style-name="Table1.A1" office:value-type="string">
            <text:p text:style-name="P31">cerealo, greno; hordeo, maizo, aveno, rizo, tritiko; pano, <text:span text:style-name="T42">past</text:span><text:span text:style-name="T51">aĵ</text:span><text:span text:style-name="T42">o</text:span></text:p>
          </table:table-cell>
        </table:table-row>
        <table:table-row table:style-name="Table1.92">
          <table:table-cell table:style-name="Table1.A1" office:value-type="string">
            <text:p text:style-name="P21">pana</text:p>
          </table:table-cell>
          <table:table-cell table:style-name="Table1.A1" office:value-type="string">
            <text:p text:style-name="P31">doni, sendi, havigi, meti, liberigi</text:p>
          </table:table-cell>
        </table:table-row>
        <table:table-row table:style-name="Table1.93">
          <table:table-cell table:style-name="Table1.A1" office:value-type="string">
            <text:p text:style-name="P21">pi</text:p>
          </table:table-cell>
          <table:table-cell table:style-name="Table1.A1" office:value-type="string">
            <text:p text:style-name="P58">de</text:p>
          </table:table-cell>
        </table:table-row>
        <table:table-row table:style-name="Table1.94">
          <table:table-cell table:style-name="Table1.A1" office:value-type="string">
            <text:p text:style-name="P21">pilin</text:p>
          </table:table-cell>
          <table:table-cell table:style-name="Table1.A1" office:value-type="string">
            <text:p text:style-name="P31">koro (fizika aŭ emocia); sent<text:span text:style-name="T83">anta</text:span> (emocio<text:span text:style-name="T83">n</text:span>, rekta<text:span text:style-name="T83">n</text:span> sperto<text:span text:style-name="T83">n</text:span>)</text:p>
          </table:table-cell>
        </table:table-row>
        <table:table-row table:style-name="Table1.95">
          <table:table-cell table:style-name="Table1.A1" office:value-type="string">
            <text:p text:style-name="P21">pimeja</text:p>
          </table:table-cell>
          <table:table-cell table:style-name="Table1.A1" office:value-type="string">
            <text:p text:style-name="P31">nigra, malhela, <text:span text:style-name="T53">mal</text:span><text:span text:style-name="T42">luma</text:span></text:p>
          </table:table-cell>
        </table:table-row>
        <table:table-row table:style-name="Table1.96">
          <table:table-cell table:style-name="Table1.A1" office:value-type="string">
            <text:p text:style-name="P21">pini</text:p>
          </table:table-cell>
          <table:table-cell table:style-name="Table1.A1" office:value-type="string">
            <text:p text:style-name="P31">antaŭ<text:span text:style-name="T83">a</text:span>, <text:span text:style-name="T83">finfar</text:span>ita, finita, pasinta</text:p>
          </table:table-cell>
        </table:table-row>
        <table:table-row table:style-name="Table1.97">
          <table:table-cell table:style-name="Table1.A1" office:value-type="string">
            <text:p text:style-name="P21">pipi</text:p>
          </table:table-cell>
          <table:table-cell table:style-name="Table1.A1" office:value-type="string">
            <text:p text:style-name="P31">insekto, formiko, araneo, <text:span text:style-name="T83">eta senvertebrulo</text:span></text:p>
          </table:table-cell>
        </table:table-row>
        <table:table-row table:style-name="Table1.98">
          <table:table-cell table:style-name="Table1.A1" office:value-type="string">
            <text:p text:style-name="P21">poka</text:p>
          </table:table-cell>
          <table:table-cell table:style-name="Table1.A1" office:value-type="string">
            <text:p text:style-name="P31">kokso, flanko; apud, <text:span text:style-name="T42">proksim</text:span><text:span text:style-name="T52">aĵ</text:span><text:span text:style-name="T42">o</text:span></text:p>
          </table:table-cell>
        </table:table-row>
        <table:table-row table:style-name="Table1.99">
          <table:table-cell table:style-name="Table1.A1" office:value-type="string">
            <text:p text:style-name="P21">poki</text:p>
          </table:table-cell>
          <table:table-cell table:style-name="Table1.A1" office:value-type="string">
            <text:p text:style-name="P31">ujo, sako, bovlo, skatolo, taso, ŝranko, tirkesto, <text:span text:style-name="T42">vazo</text:span></text:p>
          </table:table-cell>
        </table:table-row>
        <table:table-row table:style-name="Table1.100">
          <table:table-cell table:style-name="Table1.A1" office:value-type="string">
            <text:p text:style-name="P21">pona</text:p>
          </table:table-cell>
          <table:table-cell table:style-name="Table1.A1" office:value-type="string">
            <text:p text:style-name="P31">bona, pozitiva, utila; amika, paca; simpla; <text:span text:style-name="T67">d</text:span>ankon</text:p>
          </table:table-cell>
        </table:table-row>
        <table:table-row table:style-name="Table1.101">
          <table:table-cell table:style-name="Table1.A1" office:value-type="string">
            <text:p text:style-name="P21">pu</text:p>
          </table:table-cell>
          <table:table-cell table:style-name="Table1.A1" office:value-type="string">
            <text:p text:style-name="P71">inter<text:span text:style-name="T81">agi</text:span> kun la oficiala Tokipono-libro <text:span text:style-name="T82">(lernolibro de Sonja Lang)</text:span></text:p>
          </table:table-cell>
        </table:table-row>
        <table:table-row table:style-name="Table1.102">
          <table:table-cell table:style-name="Table1.A1" office:value-type="string">
            <text:p text:style-name="P21">sama</text:p>
          </table:table-cell>
          <table:table-cell table:style-name="Table1.A1" office:value-type="string">
            <text:p text:style-name="P31">sama, simila; unu la alia; gefrat<text:span text:style-name="T84">a</text:span>, kunulo; kiel</text:p>
          </table:table-cell>
        </table:table-row>
        <table:table-row table:style-name="Table1.103">
          <table:table-cell table:style-name="Table1.A1" office:value-type="string">
            <text:p text:style-name="P21">seli</text:p>
          </table:table-cell>
          <table:table-cell table:style-name="Table1.A1" office:value-type="string">
            <text:p text:style-name="P31">fajro; <text:span text:style-name="T84">varmiga </text:span>elemento <text:span text:style-name="T84">de kuirilo</text:span>, kemia reago, <text:span text:style-name="T42">varmofonto</text:span><text:bookmark text:name="__DdeLink__1520_622289129"/></text:p>
          </table:table-cell>
        </table:table-row>
        <table:table-row table:style-name="Table1.104">
          <table:table-cell table:style-name="Table1.A1" office:value-type="string">
            <text:p text:style-name="P75">selo</text:p>
          </table:table-cell>
          <table:table-cell table:style-name="Table1.A1" office:value-type="string">
            <text:p text:style-name="P31">ekstera formo, ekstera tavolo; ŝelo, haŭto; limo</text:p>
          </table:table-cell>
        </table:table-row>
        <table:table-row table:style-name="Table1.105">
          <table:table-cell table:style-name="Table1.A1" office:value-type="string">
            <text:p text:style-name="P21">seme</text:p>
          </table:table-cell>
          <table:table-cell table:style-name="Table1.A1" office:value-type="string">
            <text:p text:style-name="P59">kio? kiu?</text:p>
          </table:table-cell>
        </table:table-row>
        <table:table-row table:style-name="Table1.106">
          <table:table-cell table:style-name="Table1.A1" office:value-type="string">
            <text:p text:style-name="P21">sewi</text:p>
          </table:table-cell>
          <table:table-cell table:style-name="Table1.A1" office:value-type="string">
            <text:p text:style-name="P31"><text:span text:style-name="T84">spaco</text:span> sup<text:span text:style-name="T84">er io</text:span>, plej alta parto <text:span text:style-name="T84">de io</text:span>, io <text:span text:style-name="T84">pli alta</text:span>; <text:span text:style-name="T84">miriga</text:span>, dia, sankta, supernatura</text:p>
          </table:table-cell>
        </table:table-row>
        <table:table-row table:style-name="Table1.107">
          <table:table-cell table:style-name="Table1.A1" office:value-type="string">
            <text:p text:style-name="P75">sijelo</text:p>
          </table:table-cell>
          <table:table-cell table:style-name="Table1.A1" office:value-type="string">
            <text:p text:style-name="P31">korpo (de <text:span text:style-name="T84">homo</text:span> aŭ besto), fizika stato, torso</text:p>
          </table:table-cell>
        </table:table-row>
        <table:table-row table:style-name="Table1.108">
          <table:table-cell table:style-name="Table1.A1" office:value-type="string">
            <text:p text:style-name="P75">sike</text:p>
          </table:table-cell>
          <table:table-cell table:style-name="Table1.A1" office:value-type="string">
            <text:p text:style-name="P31"><text:span text:style-name="T84">io </text:span>ronda aŭ cirkla; pilko, cirklo, ciklo, sfero, rado; de unu jaro</text:p>
          </table:table-cell>
        </table:table-row>
        <table:table-row table:style-name="Table1.109">
          <table:table-cell table:style-name="Table1.A1" office:value-type="string">
            <text:p text:style-name="P21">sin</text:p>
          </table:table-cell>
          <table:table-cell table:style-name="Table1.A1" office:value-type="string">
            <text:p text:style-name="P31">nova, <text:span text:style-name="T85">p</text:span>lia, <text:span text:style-name="T85">aldona</text:span></text:p>
          </table:table-cell>
        </table:table-row>
        <table:table-row table:style-name="Table1.110">
          <table:table-cell table:style-name="Table1.A1" office:value-type="string">
            <text:p text:style-name="P21">sina</text:p>
          </table:table-cell>
          <table:table-cell table:style-name="Table1.A1" office:value-type="string">
            <text:p text:style-name="P60">vi</text:p>
          </table:table-cell>
        </table:table-row>
        <table:table-row table:style-name="Table1.111">
          <table:table-cell table:style-name="Table1.A1" office:value-type="string">
            <text:p text:style-name="P21">sinpin</text:p>
          </table:table-cell>
          <table:table-cell table:style-name="Table1.A1" office:value-type="string">
            <text:p text:style-name="P31">vizaĝo, antaŭ, muro</text:p>
          </table:table-cell>
        </table:table-row>
        <table:table-row table:style-name="Table1.112">
          <table:table-cell table:style-name="Table1.A1" office:value-type="string">
            <text:p text:style-name="P75">sitelen</text:p>
          </table:table-cell>
          <table:table-cell table:style-name="Table1.A1" office:value-type="string">
            <text:p text:style-name="P31">bildo, prezento, simbolo, mark<text:span text:style-name="T85">aĵ</text:span>o, <text:span text:style-name="T42">skrib</text:span><text:span text:style-name="T54">aĵ</text:span><text:span text:style-name="T42">o</text:span></text:p>
          </table:table-cell>
        </table:table-row>
        <table:table-row table:style-name="Table1.113">
          <table:table-cell table:style-name="Table1.A1" office:value-type="string">
            <text:p text:style-name="P76">soko</text:p>
          </table:table-cell>
          <table:table-cell table:style-name="Table1.A1" office:value-type="string">
            <text:p text:style-name="P73">fungo</text:p>
          </table:table-cell>
        </table:table-row>
        <table:table-row table:style-name="Table1.114">
          <table:table-cell table:style-name="Table1.A1" office:value-type="string">
            <text:p text:style-name="P21">sona</text:p>
          </table:table-cell>
          <table:table-cell table:style-name="Table1.A1" office:value-type="string">
            <text:p text:style-name="P31">scii, <text:span text:style-name="T69">havi lerton / </text:span>saĝ<text:span text:style-name="T69">on / informojn pri io</text:span>; sci<text:span text:style-name="T85">povi</text:span></text:p>
          </table:table-cell>
        </table:table-row>
        <table:table-row table:style-name="Table1.115">
          <table:table-cell table:style-name="Table1.A1" office:value-type="string">
            <text:p text:style-name="P21">soweli</text:p>
          </table:table-cell>
          <table:table-cell table:style-name="Table1.A1" office:value-type="string">
            <text:p text:style-name="P31">besto, <text:span text:style-name="T85">sur</text:span>ter<text:span text:style-name="T85">a </text:span>mamulo</text:p>
          </table:table-cell>
        </table:table-row>
        <table:table-row table:style-name="Table1.116">
          <table:table-cell table:style-name="Table1.A1" office:value-type="string">
            <text:p text:style-name="P21">suli</text:p>
          </table:table-cell>
          <table:table-cell table:style-name="Table1.A1" office:value-type="string">
            <text:p text:style-name="P31">granda, peza, longa, alta; grava; plenkreskulo</text:p>
          </table:table-cell>
        </table:table-row>
        <table:table-row table:style-name="Table1.117">
          <table:table-cell table:style-name="Table1.A1" office:value-type="string">
            <text:p text:style-name="P75">suno</text:p>
          </table:table-cell>
          <table:table-cell table:style-name="Table1.A1" office:value-type="string">
            <text:p text:style-name="P61">suno; lumo, brilo, <text:span text:style-name="T42">lumfonto</text:span></text:p>
          </table:table-cell>
        </table:table-row>
        <table:table-row table:style-name="Table1.118">
          <table:table-cell table:style-name="Table1.A1" office:value-type="string">
            <text:p text:style-name="P21">supa</text:p>
          </table:table-cell>
          <table:table-cell table:style-name="Table1.A1" office:value-type="string">
            <text:p text:style-name="P31">horizontala surfaco, aĵo por meti aŭ ripozigi ion</text:p>
          </table:table-cell>
        </table:table-row>
        <table:table-row table:style-name="Table1.119">
          <table:table-cell table:style-name="Table1.A1" office:value-type="string">
            <text:p text:style-name="P21">suwi</text:p>
          </table:table-cell>
          <table:table-cell table:style-name="Table1.A1" office:value-type="string">
            <text:p text:style-name="P31">dolĉa, bonodora; <text:span text:style-name="T86">ĉarma</text:span>, senkulpa, <text:span text:style-name="T86">aminda</text:span></text:p>
          </table:table-cell>
        </table:table-row>
        <table:table-row table:style-name="Table1.120">
          <table:table-cell table:style-name="Table1.A1" office:value-type="string">
            <text:p text:style-name="P21">tan</text:p>
          </table:table-cell>
          <table:table-cell table:style-name="Table1.A1" office:value-type="string">
            <text:p text:style-name="P62"><text:span text:style-name="T86">fare de</text:span>, <text:span text:style-name="T86">el</text:span>, pro</text:p>
          </table:table-cell>
        </table:table-row>
        <table:table-row table:style-name="Table1.121">
          <table:table-cell table:style-name="Table1.A1" office:value-type="string">
            <text:p text:style-name="P21">taso</text:p>
          </table:table-cell>
          <table:table-cell table:style-name="Table1.A1" office:value-type="string">
            <text:p text:style-name="P31">sed, tamen; nur</text:p>
          </table:table-cell>
        </table:table-row>
        <table:table-row table:style-name="Table1.122">
          <table:table-cell table:style-name="Table1.A1" office:value-type="string">
            <text:p text:style-name="P75">tawa</text:p>
          </table:table-cell>
          <table:table-cell table:style-name="Table1.A1" office:value-type="string">
            <text:p text:style-name="P31">ir<text:span text:style-name="T86">anta al</text:span>, al; por; <text:span text:style-name="T86">laŭ la vidpunkto,</text:span> mov<text:span text:style-name="T86">iĝ</text:span>anta</text:p>
          </table:table-cell>
        </table:table-row>
        <table:table-row table:style-name="Table1.123">
          <table:table-cell table:style-name="Table1.A1" office:value-type="string">
            <text:p text:style-name="P21">telo</text:p>
          </table:table-cell>
          <table:table-cell table:style-name="Table1.A1" office:value-type="string">
            <text:p text:style-name="P31">akvo, likva, <text:span text:style-name="T86">fluaĵo</text:span>, malsek<text:span text:style-name="T70">aĵo</text:span>; trinkaĵo</text:p>
          </table:table-cell>
        </table:table-row>
        <table:table-row table:style-name="Table1.124">
          <table:table-cell table:style-name="Table1.A1" office:value-type="string">
            <text:p text:style-name="P21">tenpo</text:p>
          </table:table-cell>
          <table:table-cell table:style-name="Table1.A1" office:value-type="string">
            <text:p text:style-name="P31">tempo, daŭro, momento, okazo, periodo, situacio</text:p>
          </table:table-cell>
        </table:table-row>
        <table:table-row table:style-name="Table1.125">
          <table:table-cell table:style-name="Table1.A1" office:value-type="string">
            <text:p text:style-name="P21">toki</text:p>
          </table:table-cell>
          <table:table-cell table:style-name="Table1.A1" office:value-type="string">
            <text:p text:style-name="P31">komuniki, diri, paroli, uzi lingvon, pensi; saluton</text:p>
          </table:table-cell>
        </table:table-row>
        <table:table-row table:style-name="Table1.126">
          <table:table-cell table:style-name="Table1.A1" office:value-type="string">
            <text:p text:style-name="P21">tomo</text:p>
          </table:table-cell>
          <table:table-cell table:style-name="Table1.A1" office:value-type="string">
            <text:p text:style-name="P31">endoma spaco; konstruaĵo, hejmo, domo, ĉambro</text:p>
          </table:table-cell>
        </table:table-row>
        <table:table-row table:style-name="Table1.127">
          <table:table-cell table:style-name="Table1.A1" office:value-type="string">
            <text:p text:style-name="P77">tonsi</text:p>
          </table:table-cell>
          <table:table-cell table:style-name="Table1.A1" office:value-type="string">
            <text:p text:style-name="P74">neduuma, neduumulo, genre nekonforma persono, transgenrulo, interseksulo</text:p>
          </table:table-cell>
        </table:table-row>
        <table:table-row table:style-name="Table1.128">
          <table:table-cell table:style-name="Table1.A1" office:value-type="string">
            <text:p text:style-name="P21">tu</text:p>
          </table:table-cell>
          <table:table-cell table:style-name="Table1.A1" office:value-type="string">
            <text:p text:style-name="P62">du</text:p>
          </table:table-cell>
        </table:table-row>
        <table:table-row table:style-name="Table1.129">
          <table:table-cell table:style-name="Table1.A1" office:value-type="string">
            <text:p text:style-name="P21">unpa</text:p>
          </table:table-cell>
          <table:table-cell table:style-name="Table1.A1" office:value-type="string">
            <text:p text:style-name="P63">seksumi, amori</text:p>
          </table:table-cell>
        </table:table-row>
        <table:table-row table:style-name="Table1.130">
          <table:table-cell table:style-name="Table1.A1" office:value-type="string">
            <text:p text:style-name="P21">uta</text:p>
          </table:table-cell>
          <table:table-cell table:style-name="Table1.A1" office:value-type="string">
            <text:p text:style-name="P31">buŝo, lipoj, buŝa kavo, makzelo</text:p>
          </table:table-cell>
        </table:table-row>
        <table:table-row table:style-name="Table1.131">
          <table:table-cell table:style-name="Table1.A1" office:value-type="string">
            <text:p text:style-name="P21">utala</text:p>
          </table:table-cell>
          <table:table-cell table:style-name="Table1.A1" office:value-type="string">
            <text:p text:style-name="P31">batali, defii, konkuri/<text:span text:style-name="T86">lukti</text:span> <text:span text:style-name="T86">kontraŭ</text:span></text:p>
          </table:table-cell>
        </table:table-row>
        <table:table-row table:style-name="Table1.132">
          <table:table-cell table:style-name="Table1.A1" office:value-type="string">
            <text:p text:style-name="P21">walo</text:p>
          </table:table-cell>
          <table:table-cell table:style-name="Table1.A1" office:value-type="string">
            <text:p text:style-name="P64">blanka, blankeca; helkolora, pala</text:p>
          </table:table-cell>
        </table:table-row>
        <table:table-row table:style-name="Table1.133">
          <table:table-cell table:style-name="Table1.A1" office:value-type="string">
            <text:p text:style-name="P21">wan</text:p>
          </table:table-cell>
          <table:table-cell table:style-name="Table1.A1" office:value-type="string">
            <text:p text:style-name="P31">unika, kunigita; unu</text:p>
          </table:table-cell>
        </table:table-row>
        <table:table-row table:style-name="Table1.134">
          <table:table-cell table:style-name="Table1.A1" office:value-type="string">
            <text:p text:style-name="P21">waso</text:p>
          </table:table-cell>
          <table:table-cell table:style-name="Table1.A1" office:value-type="string">
            <text:p text:style-name="P31">birdo, fluganta <text:span text:style-name="T86">vivaĵo</text:span>, flugilhava besto</text:p>
          </table:table-cell>
        </table:table-row>
        <table:table-row table:style-name="Table1.135">
          <table:table-cell table:style-name="Table1.A1" office:value-type="string">
            <text:p text:style-name="P21">wawa</text:p>
          </table:table-cell>
          <table:table-cell table:style-name="Table1.A1" office:value-type="string">
            <text:p text:style-name="P31">forta, potenca; mem<text:span text:style-name="T86">fid</text:span>a, certe; energia, intensa</text:p>
          </table:table-cell>
        </table:table-row>
        <table:table-row table:style-name="Table1.136">
          <table:table-cell table:style-name="Table1.A1" office:value-type="string">
            <text:p text:style-name="P21">weka</text:p>
          </table:table-cell>
          <table:table-cell table:style-name="Table1.A1" office:value-type="string">
            <text:p text:style-name="P31"><text:span text:style-name="T87">neĉeestanta</text:span>, for<text:span text:style-name="T87">a</text:span>, ignor<text:span text:style-name="T87">a</text:span>ta</text:p>
          </table:table-cell>
        </table:table-row>
        <table:table-row table:style-name="Table1.137">
          <table:table-cell table:style-name="Table1.A1" office:value-type="string">
            <text:p text:style-name="P21">wile</text:p>
          </table:table-cell>
          <table:table-cell table:style-name="Table1.A1" office:value-type="string">
            <text:p text:style-name="P31">dev<text:span text:style-name="T87">i</text:span>, bezon<text:span text:style-name="T87">i</text:span>, <text:span text:style-name="T87">devus...i,</text:span><text:line-break/>postuli, dezir<text:span text:style-name="T70">i</text:span></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k Mukta" svg:font-family="'Ek Mukta'"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Roboto" svg:font-family="Roboto"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Ek Mukt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Ek Mukt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style:font-name="Roboto" fo:font-family="Roboto" style:font-family-generic="system" style:font-pitch="variable" fo:font-size="8.5pt" style:font-name-asian="Roboto" style:font-family-asian="Roboto" style:font-family-generic-asian="system" style:font-pitch-asian="variable" style:font-size-asian="9pt" style:font-name-complex="Roboto" style:font-family-complex="Roboto" style:font-family-generic-complex="system" style:font-pitch-complex="variable" style:font-size-complex="9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02in" fo:margin-bottom="0.0846in" style:contextual-spacing="false" fo:hyphenation-ladder-count="no-limit"/>
      <style:text-properties style:font-name="Fira Sans" fo:font-family="'Fira Sans'" style:font-family-generic="swiss" style:font-pitch="variable"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Ek Mukta" style:font-family-complex="'Ek Mukta'"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font-size="11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Example" style:family="paragraph" style:parent-style-name="Text_20_body">
      <style:paragraph-properties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hyphenation-ladder-count="no-limit"/>
      <style:text-properties style:font-name="Fira Sans" fo:font-family="'Fira Sans'" style:font-family-generic="swiss" style:font-pitch="variable" fo:font-size="25pt" fo:font-weight="bold" style:font-name-asian="Fira Sans" style:font-family-asian="'Fira Sans'" style:font-family-generic-asian="swiss" style:font-pitch-asian="variable" style:font-size-asian="25pt" style:font-weight-asian="bold" style:font-name-complex="Fira Sans" style:font-family-complex="'Fira Sans'" style:font-family-generic-complex="swiss" style:font-pitch-complex="variable" style:font-size-complex="25pt"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4">
          <style:column style:rel-width="2761*" fo:start-indent="0in" fo:end-indent="0.1in"/>
          <style:column style:rel-width="2761*" fo:start-indent="0.1in" fo:end-indent="0.1in"/>
          <style:column style:rel-width="2761*" fo:start-indent="0.1in" fo:end-indent="0.1in"/>
          <style:column style:rel-width="2762*" fo:start-indent="0.1in" fo:end-indent="0in"/>
        </style:columns>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meta:initial-creator>User</meta:initial-creator>
    <meta:creation-date>2022-09-30T16:01:00Z</meta:creation-date>
    <dc:date>2022-11-04T15:38:05.674133066</dc:date>
    <meta:print-date>2020-01-04T19:14:00Z</meta:print-date>
    <meta:editing-cycles>55</meta:editing-cycles>
    <meta:editing-duration>PT20H47M56S</meta:editing-duration>
    <meta:document-statistic meta:table-count="1" meta:image-count="0" meta:object-count="0" meta:page-count="2" meta:paragraph-count="371" meta:word-count="1723" meta:character-count="10417" meta:non-whitespace-character-count="9049"/>
    <meta:template xlink:type="simple" xlink:actuate="onRequest" xlink:title="" xlink:href="Normal.dotm"/>
  </office:meta>
</office:document-meta>
</file>